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office:font-face-decls>
  <office:automatic-styles>
    <style:style style:name="Table1" style:family="table">
      <style:table-properties style:width="6.6931in" table:align="margins"/>
    </style:style>
    <style:style style:name="Table1.A" style:family="table-column">
      <style:table-column-properties style:column-width="1.1215in" style:rel-column-width="1616*"/>
    </style:style>
    <style:style style:name="Table1.B" style:family="table-column">
      <style:table-column-properties style:column-width="2.7507in" style:rel-column-width="3964*"/>
    </style:style>
    <style:style style:name="Table1.C" style:family="table-column">
      <style:table-column-properties style:column-width="2.8208in" style:rel-column-width="4065*"/>
    </style:style>
    <style:style style:name="Table1.A1" style:family="table-cell">
      <style:table-cell-properties style:writing-mode="page"/>
    </style:style>
    <style:style style:name="P1" style:family="paragraph" style:parent-style-name="Heading_20_3">
      <style:paragraph-properties fo:margin-left="0in" fo:margin-right="0in" style:line-height-at-least="0.198in" fo:text-indent="0in" style:auto-text-indent="false" fo:break-before="page"/>
      <style:text-properties fo:color="#cccccc" loext:opacity="100%" style:font-name="Droid Sans Mono" fo:font-size="10.5pt" fo:font-weight="normal" officeooo:paragraph-rsid="001d0b28" fo:background-color="#1f1f1f"/>
    </style:style>
    <style:style style:name="P2" style:family="paragraph" style:parent-style-name="Heading_20_3">
      <style:paragraph-properties fo:margin-left="0in" fo:margin-right="0in" style:line-height-at-least="0.198in" fo:text-indent="0in" style:auto-text-indent="false"/>
      <style:text-properties fo:color="#cccccc" loext:opacity="100%" style:font-name="Droid Sans Mono" fo:font-size="10.5pt" fo:font-weight="normal" officeooo:paragraph-rsid="001d0b28" fo:background-color="#1f1f1f"/>
    </style:style>
    <style:style style:name="P3" style:family="paragraph" style:parent-style-name="Heading_20_3">
      <style:paragraph-properties fo:margin-top="0in" fo:margin-bottom="0in" style:contextual-spacing="false" fo:line-height="100%"/>
      <style:text-properties fo:color="#3faf46" loext:opacity="100%" style:font-name="Ubuntu Sans" fo:font-size="12pt" style:font-size-asian="12pt" style:font-size-complex="12pt"/>
    </style:style>
    <style:style style:name="P4" style:family="paragraph" style:parent-style-name="Heading_20_4">
      <style:paragraph-properties fo:margin-top="0in" fo:margin-bottom="0in" style:contextual-spacing="false" fo:line-height="100%"/>
      <style:text-properties officeooo:paragraph-rsid="001e82e6"/>
    </style:style>
    <style:style style:name="P5" style:family="paragraph" style:parent-style-name="Heading_20_4">
      <style:paragraph-properties fo:margin-top="0in" fo:margin-bottom="0in" style:contextual-spacing="false" fo:line-height="100%"/>
    </style:style>
    <style:style style:name="P6" style:family="paragraph" style:parent-style-name="Standard">
      <style:text-properties officeooo:rsid="0019151c" officeooo:paragraph-rsid="0019151c"/>
    </style:style>
    <style:style style:name="P7" style:family="paragraph" style:parent-style-name="Standard">
      <style:paragraph-properties fo:margin-left="0in" fo:margin-right="0in" style:line-height-at-least="0.198in" fo:text-indent="0in" style:auto-text-indent="false"/>
      <style:text-properties fo:color="#cccccc" loext:opacity="100%" style:font-name="Droid Sans Mono" fo:font-size="10.5pt" fo:font-weight="normal" fo:background-color="#1f1f1f"/>
    </style:style>
    <style:style style:name="P8" style:family="paragraph" style:parent-style-name="Standard">
      <style:paragraph-properties fo:margin-top="0in" fo:margin-bottom="0in" style:contextual-spacing="false" fo:line-height="100%"/>
      <style:text-properties fo:color="#cccccc" loext:opacity="100%" style:font-name="Droid Sans Mono" fo:font-size="10.5pt" fo:font-weight="normal" officeooo:rsid="00198282" officeooo:paragraph-rsid="00198282" fo:background-color="#1f1f1f" style:font-size-asian="12pt" style:font-size-complex="12pt"/>
    </style:style>
    <style:style style:name="P9" style:family="paragraph" style:parent-style-name="Standard">
      <style:paragraph-properties fo:margin-top="0in" fo:margin-bottom="0in" style:contextual-spacing="false" fo:line-height="100%"/>
      <style:text-properties fo:color="#cccccc" loext:opacity="100%" style:font-name="Droid Sans Mono" fo:font-size="10.5pt" fo:font-weight="normal" officeooo:rsid="001aed08" officeooo:paragraph-rsid="001aed08" fo:background-color="#1f1f1f" style:font-size-asian="12pt" style:font-size-complex="12pt"/>
    </style:style>
    <style:style style:name="P10" style:family="paragraph" style:parent-style-name="Standard">
      <style:paragraph-properties fo:margin-top="0in" fo:margin-bottom="0in" style:contextual-spacing="false" fo:line-height="100%"/>
      <style:text-properties fo:color="#cccccc" loext:opacity="100%" style:font-name="Droid Sans Mono" fo:font-size="10.5pt" fo:font-weight="normal" officeooo:paragraph-rsid="001aed08" fo:background-color="#1f1f1f"/>
    </style:style>
    <style:style style:name="P11" style:family="paragraph" style:parent-style-name="Standard">
      <style:paragraph-properties style:line-height-at-least="0.198in"/>
    </style:style>
    <style:style style:name="P12" style:family="paragraph" style:parent-style-name="Standard">
      <style:paragraph-properties fo:margin-top="0in" fo:margin-bottom="0.1965in" style:contextual-spacing="false" style:line-height-at-least="0.198in"/>
    </style:style>
    <style:style style:name="P13" style:family="paragraph" style:parent-style-name="Standard">
      <style:paragraph-properties fo:margin-top="0in" fo:margin-bottom="0in" style:contextual-spacing="false" fo:line-height="100%"/>
      <style:text-properties fo:color="#3faf46" loext:opacity="100%" style:font-name="Ubuntu Sans" fo:font-size="12pt" officeooo:rsid="001aed08" officeooo:paragraph-rsid="001aed08" style:font-size-asian="12pt" style:font-size-complex="12pt"/>
    </style:style>
    <style:style style:name="P14" style:family="paragraph" style:parent-style-name="Standard">
      <style:paragraph-properties fo:margin-left="0in" fo:margin-right="0in" style:line-height-at-least="0.198in" fo:text-indent="0in" style:auto-text-indent="false"/>
      <style:text-properties fo:color="#6a9955" loext:opacity="100%" style:font-name="Droid Sans Mono" fo:font-size="10.5pt" fo:font-weight="normal" fo:background-color="#1f1f1f"/>
    </style:style>
    <style:style style:name="P15" style:family="paragraph" style:parent-style-name="Table_20_Contents">
      <style:text-properties officeooo:rsid="001d7e33" officeooo:paragraph-rsid="001d7e33"/>
    </style:style>
    <style:style style:name="P16" style:family="paragraph" style:parent-style-name="Table_20_Contents" style:list-style-name="L1">
      <style:paragraph-properties fo:margin-top="0in" fo:margin-bottom="0in" style:contextual-spacing="false" fo:line-height="100%"/>
      <style:text-properties style:font-name="Ubuntu Sans" fo:font-size="10pt" style:font-size-asian="10pt" style:font-size-complex="10pt"/>
    </style:style>
    <style:style style:name="P17" style:family="paragraph" style:parent-style-name="Table_20_Contents">
      <style:paragraph-properties fo:margin-top="0in" fo:margin-bottom="0in" style:contextual-spacing="false" fo:line-height="100%"/>
      <style:text-properties style:font-name="Ubuntu Sans" fo:font-size="10pt" style:font-size-asian="10pt" style:font-size-complex="10pt"/>
    </style:style>
    <style:style style:name="P18" style:family="paragraph" style:parent-style-name="Text_20_body">
      <style:text-properties style:font-name="Ubuntu Sans" officeooo:rsid="001929b4" officeooo:paragraph-rsid="001929b4"/>
    </style:style>
    <style:style style:name="P19" style:family="paragraph" style:parent-style-name="Text_20_body">
      <style:text-properties style:font-name="Ubuntu Sans" fo:font-size="12pt" style:font-size-asian="12pt" style:font-size-complex="12pt"/>
    </style:style>
    <style:style style:name="P20" style:family="paragraph" style:parent-style-name="Text_20_body">
      <style:text-properties style:font-name="Ubuntu Sans" officeooo:rsid="001aed08" officeooo:paragraph-rsid="001aed08"/>
    </style:style>
    <style:style style:name="P21" style:family="paragraph" style:parent-style-name="Text_20_body" style:list-style-name="L1">
      <style:paragraph-properties fo:margin-top="0in" fo:margin-bottom="0in" style:contextual-spacing="false" fo:line-height="100%"/>
      <style:text-properties style:font-name="Ubuntu Sans" fo:font-size="10pt" style:font-size-asian="10pt" style:font-size-complex="10pt"/>
    </style:style>
    <style:style style:name="P22" style:family="paragraph" style:parent-style-name="Text_20_body" style:list-style-name="L1">
      <style:paragraph-properties fo:margin-top="0in" fo:margin-bottom="0in" style:contextual-spacing="false" fo:line-height="100%"/>
    </style:style>
    <style:style style:name="P23" style:family="paragraph" style:parent-style-name="Text_20_body" style:list-style-name="L2">
      <style:paragraph-properties fo:margin-top="0in" fo:margin-bottom="0in" style:contextual-spacing="false" fo:line-height="100%"/>
    </style:style>
    <style:style style:name="P24" style:family="paragraph" style:parent-style-name="Text_20_body" style:list-style-name="L3">
      <style:paragraph-properties fo:margin-top="0in" fo:margin-bottom="0in" style:contextual-spacing="false" fo:line-height="100%"/>
    </style:style>
    <style:style style:name="P25" style:family="paragraph" style:parent-style-name="Text_20_body">
      <style:paragraph-properties fo:margin-top="0in" fo:margin-bottom="0in" style:contextual-spacing="false" fo:line-height="100%"/>
      <style:text-properties fo:color="#3faf46" loext:opacity="100%" style:font-name="Ubuntu Sans" fo:font-size="12pt" style:font-size-asian="12pt" style:font-size-complex="12pt"/>
    </style:style>
    <style:style style:name="P26" style:family="paragraph" style:parent-style-name="Text_20_body">
      <style:paragraph-properties fo:margin-top="0in" fo:margin-bottom="0in" style:contextual-spacing="false" fo:line-height="100%"/>
      <style:text-properties fo:color="#3faf46" loext:opacity="100%" style:font-name="Ubuntu Sans" fo:font-size="12pt" officeooo:paragraph-rsid="001929b4" style:font-size-asian="12pt" style:font-size-complex="12pt"/>
    </style:style>
    <style:style style:name="P27" style:family="paragraph" style:parent-style-name="Text_20_body">
      <style:paragraph-properties fo:margin-top="0in" fo:margin-bottom="0in" style:contextual-spacing="false" fo:line-height="100%"/>
      <style:text-properties fo:color="#3faf46" loext:opacity="100%" style:font-name="Ubuntu Sans" fo:font-size="12pt" officeooo:paragraph-rsid="0020dbbf" style:font-size-asian="12pt" style:font-size-complex="12pt"/>
    </style:style>
    <style:style style:name="P28" style:family="paragraph" style:parent-style-name="Text_20_body">
      <style:paragraph-properties fo:margin-top="0in" fo:margin-bottom="0in" style:contextual-spacing="false" fo:line-height="100%"/>
      <style:text-properties fo:color="#3faf46" loext:opacity="100%" style:font-name="Ubuntu Sans" fo:font-size="12pt" officeooo:rsid="001929b4" officeooo:paragraph-rsid="001929b4" style:font-size-asian="12pt" style:font-size-complex="12pt"/>
    </style:style>
    <style:style style:name="P29" style:family="paragraph" style:parent-style-name="Text_20_body">
      <style:paragraph-properties fo:margin-top="0in" fo:margin-bottom="0in" style:contextual-spacing="false" fo:line-height="100%"/>
      <style:text-properties fo:color="#3faf46" loext:opacity="100%" style:font-name="Ubuntu Sans" fo:font-size="12pt" officeooo:rsid="00198282" officeooo:paragraph-rsid="00198282" style:font-size-asian="12pt" style:font-size-complex="12pt"/>
    </style:style>
    <style:style style:name="P30" style:family="paragraph" style:parent-style-name="Text_20_body">
      <style:paragraph-properties fo:margin-top="0in" fo:margin-bottom="0in" style:contextual-spacing="false" fo:line-height="100%"/>
      <style:text-properties fo:color="#3faf46" loext:opacity="100%" style:font-name="Ubuntu Sans" fo:font-size="12pt" officeooo:rsid="001aed08" officeooo:paragraph-rsid="001aed08" style:font-size-asian="12pt" style:font-size-complex="12pt"/>
    </style:style>
    <style:style style:name="P31" style:family="paragraph" style:parent-style-name="Text_20_body">
      <style:paragraph-properties fo:margin-top="0in" fo:margin-bottom="0in" style:contextual-spacing="false" fo:line-height="100%"/>
      <style:text-properties fo:color="#2a6099" loext:opacity="100%" style:font-name="Ubuntu Sans" fo:font-size="12pt" officeooo:rsid="001929b4" officeooo:paragraph-rsid="001929b4" style:font-size-asian="12pt" style:font-size-complex="12pt"/>
    </style:style>
    <style:style style:name="P32" style:family="paragraph" style:parent-style-name="Text_20_body">
      <style:paragraph-properties fo:margin-top="0in" fo:margin-bottom="0in" style:contextual-spacing="false" fo:line-height="100%"/>
      <style:text-properties fo:color="#2a6099" loext:opacity="100%" style:font-name="Ubuntu Sans" fo:font-size="12pt" officeooo:rsid="001929b4" officeooo:paragraph-rsid="001aed08" style:font-size-asian="12pt" style:font-size-complex="12pt"/>
    </style:style>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text-properties officeooo:rsid="001d7e33" officeooo:paragraph-rsid="001d7e33"/>
    </style:style>
    <style:style style:name="P36" style:family="paragraph" style:parent-style-name="Text_20_body">
      <style:text-properties officeooo:paragraph-rsid="001d7e33"/>
    </style:style>
    <style:style style:name="P37" style:family="paragraph" style:parent-style-name="Text_20_body" style:list-style-name="L2">
      <style:paragraph-properties fo:margin-top="0in" fo:margin-bottom="0in" style:contextual-spacing="false" fo:line-height="100%"/>
      <style:text-properties fo:font-size="10pt" officeooo:paragraph-rsid="001e82e6" style:font-size-asian="10pt" style:font-size-complex="10pt"/>
    </style:style>
    <style:style style:name="P38" style:family="paragraph" style:parent-style-name="Text_20_body" style:list-style-name="L2">
      <style:paragraph-properties fo:margin-top="0in" fo:margin-bottom="0in" style:contextual-spacing="false" fo:line-height="100%"/>
      <style:text-properties fo:font-size="10pt" style:font-size-asian="10pt" style:font-size-complex="10pt"/>
    </style:style>
    <style:style style:name="P39" style:family="paragraph" style:parent-style-name="Text_20_body" style:list-style-name="L3">
      <style:paragraph-properties fo:margin-top="0in" fo:margin-bottom="0in" style:contextual-spacing="false" fo:line-height="100%"/>
      <style:text-properties fo:font-size="10pt" style:font-size-asian="10pt" style:font-size-complex="10pt"/>
    </style:style>
    <style:style style:name="P40" style:family="paragraph" style:parent-style-name="Text_20_body" style:list-style-name="L4">
      <style:paragraph-properties fo:margin-top="0in" fo:margin-bottom="0in" style:contextual-spacing="false" fo:line-height="100%"/>
      <style:text-properties fo:font-size="10pt" style:font-size-asian="10pt" style:font-size-complex="10pt"/>
    </style:style>
    <style:style style:name="P41" style:family="paragraph" style:parent-style-name="Text_20_body" style:list-style-name="L5">
      <style:paragraph-properties fo:margin-top="0in" fo:margin-bottom="0in" style:contextual-spacing="false" fo:line-height="100%"/>
      <style:text-properties fo:font-size="10pt" style:font-size-asian="10pt" style:font-size-complex="10pt"/>
    </style:style>
    <style:style style:name="P42" style:family="paragraph" style:parent-style-name="Text_20_body">
      <style:paragraph-properties fo:margin-top="0in" fo:margin-bottom="0in" style:contextual-spacing="false" fo:line-height="100%"/>
      <style:text-properties fo:font-size="10pt" officeooo:rsid="001d7e33" officeooo:paragraph-rsid="001d7e33" style:font-size-asian="10pt" style:font-size-complex="10pt"/>
    </style:style>
    <style:style style:name="P43" style:family="paragraph" style:parent-style-name="Text_20_body" style:list-style-name="L53"/>
    <style:style style:name="P44" style:family="paragraph" style:parent-style-name="Text_20_body" style:list-style-name="L54"/>
    <style:style style:name="P45" style:family="paragraph" style:parent-style-name="Text_20_body" style:list-style-name="L55"/>
    <style:style style:name="P46" style:family="paragraph" style:parent-style-name="Text_20_body" style:list-style-name="L56"/>
    <style:style style:name="P47" style:family="paragraph" style:parent-style-name="Text_20_body" style:list-style-name="L57"/>
    <style:style style:name="P48" style:family="paragraph" style:parent-style-name="Text_20_body" style:list-style-name="L58"/>
    <style:style style:name="P49" style:family="paragraph" style:parent-style-name="Text_20_body">
      <style:text-properties fo:color="#ff0000" loext:opacity="100%"/>
    </style:style>
    <style:style style:name="P50" style:family="paragraph" style:parent-style-name="Text_20_body">
      <style:paragraph-properties fo:margin-top="0in" fo:margin-bottom="0in" style:contextual-spacing="false" fo:line-height="100%"/>
      <style:text-properties fo:color="#ff0000" loext:opacity="100%" style:font-name="Ubuntu Sans" fo:font-size="12pt" style:font-size-asian="12pt" style:font-size-complex="12pt"/>
    </style:style>
    <style:style style:name="T1" style:family="text">
      <style:text-properties officeooo:rsid="001929b4"/>
    </style:style>
    <style:style style:name="T2" style:family="text">
      <style:text-properties fo:color="#9cdcfe" loext:opacity="100%"/>
    </style:style>
    <style:style style:name="T3" style:family="text">
      <style:text-properties style:font-name="Ubuntu Sans"/>
    </style:style>
    <style:style style:name="T4" style:family="text">
      <style:text-properties style:font-name="Ubuntu Sans" fo:font-size="10pt" style:font-size-asian="10pt" style:font-size-complex="10pt"/>
    </style:style>
    <style:style style:name="T5" style:family="text">
      <style:text-properties style:font-name="Ubuntu Sans" fo:font-size="10pt" officeooo:rsid="001e82e6" style:font-size-asian="10pt" style:font-size-complex="10pt"/>
    </style:style>
    <style:style style:name="T6" style:family="text">
      <style:text-properties style:font-name="Ubuntu Sans" fo:font-size="12pt" style:font-size-asian="12pt" style:font-size-complex="12pt"/>
    </style:style>
    <style:style style:name="T7" style:family="text">
      <style:text-properties style:font-name="Ubuntu Sans" fo:font-size="12pt" officeooo:rsid="001fcfe2" style:font-size-asian="12pt" style:font-size-complex="12pt"/>
    </style:style>
    <style:style style:name="T8" style:family="text">
      <style:text-properties fo:color="#dcdcaa" loext:opacity="100%"/>
    </style:style>
    <style:style style:name="T9" style:family="text">
      <style:text-properties fo:color="#dcdcaa" loext:opacity="100%" style:font-name="Droid Sans Mono" fo:font-size="10.5pt" fo:font-weight="normal" fo:background-color="#1f1f1f" loext:char-shading-value="0"/>
    </style:style>
    <style:style style:name="T10" style:family="text">
      <style:text-properties fo:color="#d4d4d4" loext:opacity="100%"/>
    </style:style>
    <style:style style:name="T11" style:family="text">
      <style:text-properties fo:color="#4ec9b0" loext:opacity="100%"/>
    </style:style>
    <style:style style:name="T12" style:family="text">
      <style:text-properties fo:color="#ce9178" loext:opacity="100%"/>
    </style:style>
    <style:style style:name="T13" style:family="text">
      <style:text-properties fo:color="#b5cea8" loext:opacity="100%"/>
    </style:style>
    <style:style style:name="T14" style:family="text">
      <style:text-properties officeooo:rsid="001aed08"/>
    </style:style>
    <style:style style:name="T15" style:family="text">
      <style:text-properties fo:color="#c586c0" loext:opacity="100%"/>
    </style:style>
    <style:style style:name="T16" style:family="text">
      <style:text-properties officeooo:rsid="001d0b28"/>
    </style:style>
    <style:style style:name="T17" style:family="text">
      <style:text-properties officeooo:rsid="001d7e33"/>
    </style:style>
    <style:style style:name="T18" style:family="text">
      <style:text-properties fo:font-size="8pt" style:font-size-asian="8pt" style:font-size-complex="8pt"/>
    </style:style>
    <style:style style:name="T19" style:family="text">
      <style:text-properties fo:font-size="10pt" style:font-size-asian="10pt" style:font-size-complex="10pt"/>
    </style:style>
    <style:style style:name="T20" style:family="text">
      <style:text-properties fo:color="#ff0000" loext:opacity="100%"/>
    </style:style>
    <style:style style:name="T21" style:family="text">
      <style:text-properties fo:color="#168253" loext:opacity="100%"/>
    </style:style>
    <style:style style:name="T22" style:family="text">
      <style:text-properties fo:color="#168253" loext:opacity="100%" officeooo:rsid="0020dbbf"/>
    </style:style>
    <style:style style:name="T23" style:family="text">
      <style:text-properties officeooo:rsid="0020dbbf"/>
    </style:style>
    <text:list-style style:name="L1">
      <text:list-level-style-bullet text:level="1" text:style-name="Bullet_20_Symbols" loext:num-list-format="%1%" text:bullet-char="•">
        <style:list-level-properties text:list-level-position-and-space-mode="label-alignment">
          <style:list-level-label-alignment text:label-followed-by="space" fo:text-indent="-0.05in" fo:margin-left="0.1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number text:level="1" loext:num-list-format="%1%)" style:num-suffix=")" style:num-format="1">
        <style:list-level-properties text:list-level-position-and-space-mode="label-alignment">
          <style:list-level-label-alignment text:label-followed-by="listtab" text:list-tab-stop-position="0.5in" fo:text-indent="-0.4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OOSD Final Project</text:p>
      <text:p text:style-name="P6"/>
      <text:p text:style-name="P25">Class – Student</text:p>
      <text:p text:style-name="P25"/>
      <text:h text:style-name="P3" text:outline-level="3"><text:span text:style-name="T20">1. </text:span><text:span text:style-name="Strong_20_Emphasis"><text:span text:style-name="T20">Add Subject Grades to the </text:span></text:span><text:span text:style-name="Strong_20_Emphasis"><text:span text:style-name="Source_20_Text"><text:span text:style-name="T20">Student</text:span></text:span></text:span><text:span text:style-name="Strong_20_Emphasis"><text:span text:style-name="T20"> Class</text:span></text:span></text:h>
      <text:p text:style-name="P49">Each student should have an attribute (likely a dictionary or a set of individual attributes) to store their grades for each subject. You can store these as either:</text:p>
      <text:list text:style-name="L58">
        <text:list-item>
          <text:p text:style-name="P48"><text:span text:style-name="Strong_20_Emphasis"><text:span text:style-name="T20">A dictionary</text:span></text:span><text:span text:style-name="T20"> where each key is a subject, and the value is the list of grades (or a grade object depending on your design).</text:span></text:p>
        </text:list-item>
        <text:list-item>
          <text:p text:style-name="P48"><text:span text:style-name="Strong_20_Emphasis"><text:span text:style-name="T20">Individual attributes for each subject</text:span></text:span><text:span text:style-name="T20">, such as </text:span><text:span text:style-name="Source_20_Text"><text:span text:style-name="T20">maths_grades</text:span></text:span><text:span text:style-name="T20">, </text:span><text:span text:style-name="Source_20_Text"><text:span text:style-name="T20">english_grades</text:span></text:span><text:span text:style-name="T20">, </text:span><text:span text:style-name="Source_20_Text"><text:span text:style-name="T20">history_grades</text:span></text:span><text:span text:style-name="T20">.</text:span></text:p>
        </text:list-item>
      </text:list>
      <text:p text:style-name="Text_20_body"><text:span text:style-name="T20">Since you'll likely have a number of subjects (e.g., English, Maths, History) and more potentially in the future, a </text:span><text:span text:style-name="Strong_20_Emphasis"><text:span text:style-name="T20">dictionary</text:span></text:span><text:span text:style-name="T20"> would be the most flexible and scalable approach. </text:span></text:p>
      <text:p text:style-name="P25"/>
      <text:p text:style-name="P27">Attributes – <text:span text:style-name="T1">self, </text:span>studentID, fName, mName, lName, age, addressL1, addressL2, addressL3, addressPostCode, addressCounty, schoolYear, nameParGar1, nameParGar2, contactDetParGar1, contactDetParGar2, <text:s/><text:span text:style-name="T21">subject_grades:dict = None</text:span></text:p>
      <text:p text:style-name="P25"/>
      <text:p text:style-name="P26">Methods – </text:p>
      <text:p text:style-name="P26"/>
      <text:p text:style-name="P26"><text:span text:style-name="T1">#update_and_add</text:span></text:p>
      <text:p text:style-name="P26">updateID, update_name, update_age, update_school_year, update_subjects , update_guardian_contact, add_subject, remove_subject, <text:span text:style-name="T22">add_grade, get_average_grade</text:span></text:p>
      <text:p text:style-name="P26"/>
      <text:p text:style-name="P28">#get</text:p>
      <text:p text:style-name="P26">get_full_student_data</text:p>
      <text:p text:style-name="P25">get_summary_student_data</text:p>
      <text:p text:style-name="P25">get_full_address</text:p>
      <text:p text:style-name="P25">get_guardian_info</text:p>
      <text:p text:style-name="P25">get_subjects</text:p>
      <text:p text:style-name="P25"/>
      <text:p text:style-name="P28">#check</text:p>
      <text:p text:style-name="P25">is_ful_name_available</text:p>
      <text:p text:style-name="P25">is_address_complete</text:p>
      <text:p text:style-name="P25">is_in_year</text:p>
      <text:p text:style-name="P25">is_enrolled</text:p>
      <text:p text:style-name="P25">is_guardian_contact_available</text:p>
      <text:p text:style-name="P25"/>
      <text:p text:style-name="P29">Test Suite for Class</text:p>
      <text:p text:style-name="P29"/>
      <text:p text:style-name="P30"># Testing with one student</text:p>
      <text:p text:style-name="P29"/>
      <text:p text:style-name="P8"><text:span text:style-name="T2">student1</text:span> <text:span text:style-name="T10">=</text:span> <text:span text:style-name="T11">Student</text:span>(<text:span text:style-name="T12">"001"</text:span>, <text:span text:style-name="T12">"Michael"</text:span>, <text:span text:style-name="T12">"Joseph"</text:span>, <text:span text:style-name="T12">"Markey"</text:span>, <text:span text:style-name="T13">42</text:span>, <text:span text:style-name="T12">"64 The Avenue"</text:span>, <text:span text:style-name="T12">"Woodpark"</text:span>, <text:span text:style-name="T12">"Ballinteer"</text:span>, <text:span text:style-name="T13">16</text:span>, <text:span text:style-name="T12">"Dublin"</text:span>, <text:span text:style-name="T12">"6th"</text:span>, [<text:span text:style-name="T12">"English"</text:span>, <text:span text:style-name="T12">"Maths"</text:span>], <text:span text:style-name="T12">"Dympna Markey"</text:span>, <text:span text:style-name="T12">"Michael Markey"</text:span>, <text:span text:style-name="T12">"012980884"</text:span>, <text:span text:style-name="T12">"0875896936"</text:span>)</text:p>
      <text:p text:style-name="P7"><text:span text:style-name="T8">print</text:span>(<text:span text:style-name="T2">student1</text:span>)</text:p>
      <text:p text:style-name="P11"/>
      <text:p text:style-name="P7"><text:soft-page-break/><text:span text:style-name="T2">student1</text:span>.<text:span text:style-name="T8">update_ID</text:span>(<text:span text:style-name="T12">"002"</text:span>)</text:p>
      <text:p text:style-name="P7"><text:span text:style-name="T2">student1</text:span>.<text:span text:style-name="T8">update_name</text:span>(<text:span text:style-name="T12">"Michael"</text:span>, <text:span text:style-name="T12">"James"</text:span>, <text:span text:style-name="T12">"Markey"</text:span>)</text:p>
      <text:p text:style-name="P7"><text:span text:style-name="T2">student1</text:span>.<text:span text:style-name="T8">update_address</text:span>(<text:span text:style-name="T12">"67 The Avenue"</text:span>, <text:span text:style-name="T12">"Woodpark"</text:span>, <text:span text:style-name="T12">"Ballinteer"</text:span>, <text:span text:style-name="T13">16</text:span>, <text:span text:style-name="T12">"Dublin"</text:span>)</text:p>
      <text:p text:style-name="P7"><text:span text:style-name="T2">student1</text:span>.<text:span text:style-name="T8">update_age</text:span>(<text:span text:style-name="T13">16</text:span>)</text:p>
      <text:p text:style-name="P7"><text:span text:style-name="T2">student1</text:span>.<text:span text:style-name="T8">update_school_year</text:span>(<text:span text:style-name="T12">"5th"</text:span>)</text:p>
      <text:p text:style-name="P7"><text:span text:style-name="T2">student1</text:span>.<text:span text:style-name="T8">add_subject</text:span>(<text:span text:style-name="T12">"History"</text:span>)</text:p>
      <text:p text:style-name="P7"><text:span text:style-name="T2">student1</text:span>.<text:span text:style-name="T8">remove_subject</text:span>(<text:span text:style-name="T12">"English"</text:span>)</text:p>
      <text:p text:style-name="P7"><text:span text:style-name="T2">student1</text:span>.<text:span text:style-name="T8">update_guardian_contact</text:span>(<text:span text:style-name="T13">1</text:span>, <text:span text:style-name="T12">"Cynthia Markey"</text:span>, <text:span text:style-name="T12">"0872156598"</text:span>)</text:p>
      <text:p text:style-name="P7"><text:span text:style-name="T8">print</text:span>(<text:span text:style-name="T2">student1</text:span>)</text:p>
      <text:p text:style-name="P11"/>
      <text:p text:style-name="P7"><text:span text:style-name="T8">print</text:span>(<text:span text:style-name="T2">student1</text:span>.<text:span text:style-name="T8">get_full_student_data</text:span>())</text:p>
      <text:p text:style-name="P7"><text:span text:style-name="T8">print</text:span>(<text:span text:style-name="T2">student1</text:span>.<text:span text:style-name="T8">get_summary_student_data</text:span>())</text:p>
      <text:p text:style-name="P7"><text:span text:style-name="T8">print</text:span>(<text:span text:style-name="T2">student1</text:span>.<text:span text:style-name="T8">get_full_address</text:span>())</text:p>
      <text:p text:style-name="P7"><text:span text:style-name="T8">print</text:span>(<text:span text:style-name="T2">student1</text:span>.<text:span text:style-name="T8">get_guardian_info</text:span>())</text:p>
      <text:p text:style-name="P7"><text:span text:style-name="T8">print</text:span>(<text:span text:style-name="T2">student1</text:span>.<text:span text:style-name="T8">get_subjects</text:span>())</text:p>
      <text:p text:style-name="P11"/>
      <text:p text:style-name="P7"><text:span text:style-name="T8">print</text:span>(<text:span text:style-name="T2">student1</text:span>.<text:span text:style-name="T8">is_full_name_available</text:span>())</text:p>
      <text:p text:style-name="P7"><text:span text:style-name="T8">print</text:span>(<text:span text:style-name="T2">student1</text:span>.<text:span text:style-name="T8">is_address_complete</text:span>())</text:p>
      <text:p text:style-name="P7"><text:span text:style-name="T8">print</text:span>(<text:span text:style-name="T2">student1</text:span>.<text:span text:style-name="T8">is_in_year</text:span>(<text:span text:style-name="T12">"6th"</text:span>))</text:p>
      <text:p text:style-name="P7"><text:span text:style-name="T8">print</text:span>(<text:span text:style-name="T2">student1</text:span>.<text:span text:style-name="T8">is_enrolled_in</text:span>(<text:span text:style-name="T12">"Maths"</text:span>))</text:p>
      <text:p text:style-name="P7"><text:span text:style-name="T8">print</text:span>(<text:span text:style-name="T2">student1</text:span>.<text:span text:style-name="T8">is_guardian_contact_available</text:span>(<text:span text:style-name="T13">1</text:span>))</text:p>
      <text:p text:style-name="P29"/>
      <text:p text:style-name="P25"/>
      <text:p text:style-name="P30"># Testing with 20 students</text:p>
      <text:p text:style-name="P30"/>
      <text:p text:style-name="P9"><text:span text:style-name="T2">student1</text:span><text:span text:style-name="T10">=</text:span><text:span text:style-name="T11">Student</text:span>(<text:span text:style-name="T12">"001"</text:span>, <text:span text:style-name="T12">"Michael"</text:span>, <text:span text:style-name="T12">"Joseph"</text:span>, <text:span text:style-name="T12">"Markey"</text:span>, <text:span text:style-name="T13">42</text:span>, <text:span text:style-name="T12">"64 The Avenue"</text:span>, <text:span text:style-name="T12">"Woodpark"</text:span>, <text:span text:style-name="T12">"Ballinteer"</text:span>, <text:span text:style-name="T13">16</text:span>, <text:span text:style-name="T12">"Dublin"</text:span>, <text:span text:style-name="T12">"6th"</text:span>, </text:p>
      <text:p text:style-name="P7">[<text:span text:style-name="T12">"English"</text:span>, <text:span text:style-name="T12">"Maths"</text:span>], <text:span text:style-name="T12">"Dympna Markey"</text:span>, <text:span text:style-name="T12">"Michael Markey"</text:span>, <text:span text:style-name="T12">"012980884"</text:span>, <text:span text:style-name="T12">"0875896936"</text:span>,</text:p>
      <text:p text:style-name="P7">{<text:span text:style-name="T12">"History"</text:span>:<text:span text:style-name="T13">76</text:span>, <text:span text:style-name="T12">"Maths"</text:span>:<text:span text:style-name="T13">92</text:span>})</text:p>
      <text:p text:style-name="P11"/>
      <text:p text:style-name="P7"><text:span text:style-name="T2">student2</text:span> <text:span text:style-name="T10">=</text:span> <text:span text:style-name="T11">Student</text:span>(<text:span text:style-name="T12">"002"</text:span>, <text:span text:style-name="T12">"Mia"</text:span>, <text:span text:style-name="T12">"Lee"</text:span>, <text:span text:style-name="T12">"Johnson"</text:span>, <text:span text:style-name="T13">16</text:span>, <text:span text:style-name="T12">"49 Main Street"</text:span>, <text:span text:style-name="T12">"Suburbia"</text:span>, <text:span text:style-name="T12">"Dublin"</text:span>, <text:span text:style-name="T13">5</text:span>, <text:span text:style-name="T12">"Dublin"</text:span>, <text:span text:style-name="T12">"4th"</text:span>, </text:p>
      <text:p text:style-name="P7">[<text:span text:style-name="T12">"History"</text:span>, <text:span text:style-name="T12">"Maths"</text:span>], <text:span text:style-name="T12">"Alice Smith"</text:span>, <text:span text:style-name="T12">"Mark Taylor"</text:span>, <text:span text:style-name="T12">"012345601"</text:span>, <text:span text:style-name="T12">"0871234501"</text:span>, </text:p>
      <text:p text:style-name="P7">{<text:span text:style-name="T12">"History"</text:span>: <text:span text:style-name="T13">75</text:span>, <text:span text:style-name="T12">"Maths"</text:span>: <text:span text:style-name="T13">80</text:span>})</text:p>
      <text:p text:style-name="P11"/>
      <text:p text:style-name="P7"><text:span text:style-name="T2">student3</text:span> <text:span text:style-name="T10">=</text:span> <text:span text:style-name="T11">Student</text:span>(<text:span text:style-name="T12">"003"</text:span>, <text:span text:style-name="T12">"Isabella"</text:span>, <text:span text:style-name="T12">"Paul"</text:span>, <text:span text:style-name="T12">"Martin"</text:span>, <text:span text:style-name="T13">15</text:span>, <text:span text:style-name="T12">"25 Main Street"</text:span>, <text:span text:style-name="T12">"Suburbia"</text:span>, <text:span text:style-name="T12">"Dublin"</text:span>, <text:span text:style-name="T13">8</text:span>, <text:span text:style-name="T12">"Dublin"</text:span>, <text:span text:style-name="T12">"6th"</text:span>, </text:p>
      <text:p text:style-name="P7">[<text:span text:style-name="T12">"History"</text:span>, <text:span text:style-name="T12">"English"</text:span>, <text:span text:style-name="T12">"Maths"</text:span>], <text:span text:style-name="T12">"Diana Anderson"</text:span>, <text:span text:style-name="T12">"Karen Johnson"</text:span>, <text:span text:style-name="T12">"012345602"</text:span>, <text:span text:style-name="T12">"0871234502"</text:span>, </text:p>
      <text:p text:style-name="P7">{<text:span text:style-name="T12">"History"</text:span>: <text:span text:style-name="T13">82</text:span>, <text:span text:style-name="T12">"English"</text:span>: <text:span text:style-name="T13">88</text:span>, <text:span text:style-name="T12">"Maths"</text:span>: <text:span text:style-name="T13">74</text:span>})</text:p>
      <text:p text:style-name="P11"/>
      <text:p text:style-name="P7"><text:span text:style-name="T2">student4</text:span> <text:span text:style-name="T10">=</text:span> <text:span text:style-name="T11">Student</text:span>(<text:span text:style-name="T12">"004"</text:span>, <text:span text:style-name="T12">"Lucas"</text:span>, <text:span text:style-name="T12">"Marie"</text:span>, <text:span text:style-name="T12">"Martin"</text:span>, <text:span text:style-name="T13">17</text:span>, <text:span text:style-name="T12">"69 Main Street"</text:span>, <text:span text:style-name="T12">"Suburbia"</text:span>, <text:span text:style-name="T12">"Dublin"</text:span>, <text:span text:style-name="T13">12</text:span>, <text:span text:style-name="T12">"Dublin"</text:span>, <text:span text:style-name="T12">"1st"</text:span>, </text:p>
      <text:p text:style-name="P7">[<text:span text:style-name="T12">"History"</text:span>, <text:span text:style-name="T12">"Maths"</text:span>, <text:span text:style-name="T12">"English"</text:span>], <text:span text:style-name="T12">"Robert Brown"</text:span>, <text:span text:style-name="T12">"Mark Taylor"</text:span>, <text:span text:style-name="T12">"012345603"</text:span>, <text:span text:style-name="T12">"0871234503"</text:span>, </text:p>
      <text:p text:style-name="P7">{<text:span text:style-name="T12">"History"</text:span>: <text:span text:style-name="T13">85</text:span>, <text:span text:style-name="T12">"Maths"</text:span>: <text:span text:style-name="T13">91</text:span>, <text:span text:style-name="T12">"English"</text:span>: <text:span text:style-name="T13">79</text:span>})</text:p>
      <text:p text:style-name="P11"/>
      <text:p text:style-name="P7"><text:span text:style-name="T2">student5</text:span> <text:span text:style-name="T10">=</text:span> <text:span text:style-name="T11">Student</text:span>(<text:span text:style-name="T12">"005"</text:span>, <text:span text:style-name="T12">"Noah"</text:span>, <text:span text:style-name="T12">"Lee"</text:span>, <text:span text:style-name="T12">"Thomas"</text:span>, <text:span text:style-name="T13">14</text:span>, <text:span text:style-name="T12">"29 Main Street"</text:span>, <text:span text:style-name="T12">"Suburbia"</text:span>, <text:span text:style-name="T12">"Dublin"</text:span>, <text:span text:style-name="T13">9</text:span>, <text:span text:style-name="T12">"Dublin"</text:span>, <text:span text:style-name="T12">"1st"</text:span>, </text:p>
      <text:p text:style-name="P7">[<text:span text:style-name="T12">"Maths"</text:span>, <text:span text:style-name="T12">"English"</text:span>], <text:span text:style-name="T12">"Diana Anderson"</text:span>, <text:span text:style-name="T12">"Karen Johnson"</text:span>, <text:span text:style-name="T12">"012345604"</text:span>, <text:span text:style-name="T12">"0871234504"</text:span>, </text:p>
      <text:p text:style-name="P7">{<text:span text:style-name="T12">"Maths"</text:span>: <text:span text:style-name="T13">67</text:span>, <text:span text:style-name="T12">"English"</text:span>: <text:span text:style-name="T13">74</text:span>})</text:p>
      <text:p text:style-name="P11"/>
      <text:p text:style-name="P7"><text:soft-page-break/><text:span text:style-name="T2">student6</text:span> <text:span text:style-name="T10">=</text:span> <text:span text:style-name="T11">Student</text:span>(<text:span text:style-name="T12">"006"</text:span>, <text:span text:style-name="T12">"Olivia"</text:span>, <text:span text:style-name="T12">"Ray"</text:span>, <text:span text:style-name="T12">"Johnson"</text:span>, <text:span text:style-name="T13">18</text:span>, <text:span text:style-name="T12">"14 Main Street"</text:span>, <text:span text:style-name="T12">"Suburbia"</text:span>, <text:span text:style-name="T12">"Dublin"</text:span>, <text:span text:style-name="T13">4</text:span>, <text:span text:style-name="T12">"Dublin"</text:span>, <text:span text:style-name="T12">"6th"</text:span>, </text:p>
      <text:p text:style-name="P7">[<text:span text:style-name="T12">"History"</text:span>, <text:span text:style-name="T12">"Maths"</text:span>], <text:span text:style-name="T12">"Robert Brown"</text:span>, <text:span text:style-name="T12">"Robert Brown"</text:span>, <text:span text:style-name="T12">"012345605"</text:span>, <text:span text:style-name="T12">"0871234505"</text:span>, </text:p>
      <text:p text:style-name="P7">{<text:span text:style-name="T12">"History"</text:span>: <text:span text:style-name="T13">68</text:span>, <text:span text:style-name="T12">"Maths"</text:span>: <text:span text:style-name="T13">85</text:span>})</text:p>
      <text:p text:style-name="P11"/>
      <text:p text:style-name="P7"><text:span text:style-name="T2">student7</text:span> <text:span text:style-name="T10">=</text:span> <text:span text:style-name="T11">Student</text:span>(<text:span text:style-name="T12">"007"</text:span>, <text:span text:style-name="T12">"Liam"</text:span>, <text:span text:style-name="T12">"Jay"</text:span>, <text:span text:style-name="T12">"Murphy"</text:span>, <text:span text:style-name="T13">13</text:span>, <text:span text:style-name="T12">"70 Oak Drive"</text:span>, <text:span text:style-name="T12">"Greenfield"</text:span>, <text:span text:style-name="T12">"Dublin"</text:span>, <text:span text:style-name="T13">16</text:span>, <text:span text:style-name="T12">"Dublin"</text:span>, <text:span text:style-name="T12">"3rd"</text:span>, </text:p>
      <text:p text:style-name="P7">[<text:span text:style-name="T12">"English"</text:span>], <text:span text:style-name="T12">"Laura Murphy"</text:span>, <text:span text:style-name="T12">"Kevin Murphy"</text:span>, <text:span text:style-name="T12">"012345606"</text:span>, <text:span text:style-name="T12">"0871234506"</text:span>, </text:p>
      <text:p text:style-name="P7">{<text:span text:style-name="T12">"English"</text:span>: <text:span text:style-name="T13">79</text:span>})</text:p>
      <text:p text:style-name="P11"/>
      <text:p text:style-name="P7"><text:span text:style-name="T2">student8</text:span> <text:span text:style-name="T10">=</text:span> <text:span text:style-name="T11">Student</text:span>(<text:span text:style-name="T12">"008"</text:span>, <text:span text:style-name="T12">"Emma"</text:span>, <text:span text:style-name="T12">"Grace"</text:span>, <text:span text:style-name="T12">"Walsh"</text:span>, <text:span text:style-name="T13">15</text:span>, <text:span text:style-name="T12">"88 Elm Road"</text:span>, <text:span text:style-name="T12">"Cherrywood"</text:span>, <text:span text:style-name="T12">"Dublin"</text:span>, <text:span text:style-name="T13">15</text:span>, <text:span text:style-name="T12">"Dublin"</text:span>, <text:span text:style-name="T12">"4th"</text:span>, </text:p>
      <text:p text:style-name="P7">[<text:span text:style-name="T12">"History"</text:span>, <text:span text:style-name="T12">"English"</text:span>], <text:span text:style-name="T12">"John Walsh"</text:span>, <text:span text:style-name="T12">"Catherine Walsh"</text:span>, <text:span text:style-name="T12">"012345607"</text:span>, <text:span text:style-name="T12">"0871234507"</text:span>, </text:p>
      <text:p text:style-name="P7">{<text:span text:style-name="T12">"History"</text:span>: <text:span text:style-name="T13">92</text:span>, <text:span text:style-name="T12">"English"</text:span>: <text:span text:style-name="T13">85</text:span>})</text:p>
      <text:p text:style-name="P11"/>
      <text:p text:style-name="P7"><text:span text:style-name="T2">student9</text:span> <text:span text:style-name="T10">=</text:span> <text:span text:style-name="T11">Student</text:span>(<text:span text:style-name="T12">"009"</text:span>, <text:span text:style-name="T12">"Jack"</text:span>, <text:span text:style-name="T12">"Ryan"</text:span>, <text:span text:style-name="T12">"Kelly"</text:span>, <text:span text:style-name="T13">17</text:span>, <text:span text:style-name="T12">"19 Birch Lane"</text:span>, <text:span text:style-name="T12">"Kilmainham"</text:span>, <text:span text:style-name="T12">"Dublin"</text:span>, <text:span text:style-name="T13">10</text:span>, <text:span text:style-name="T12">"Dublin"</text:span>, <text:span text:style-name="T12">"5th"</text:span>, </text:p>
      <text:p text:style-name="P7">[<text:span text:style-name="T12">"Maths"</text:span>], <text:span text:style-name="T12">"Sarah Kelly"</text:span>, <text:span text:style-name="T12">"Sean Kelly"</text:span>, <text:span text:style-name="T12">"012345608"</text:span>, <text:span text:style-name="T12">"0871234508"</text:span>, </text:p>
      <text:p text:style-name="P7">{<text:span text:style-name="T12">"Maths"</text:span>: <text:span text:style-name="T13">72</text:span>})</text:p>
      <text:p text:style-name="P11"/>
      <text:p text:style-name="P7"><text:span text:style-name="T2">student10</text:span> <text:span text:style-name="T10">=</text:span> <text:span text:style-name="T11">Student</text:span>(<text:span text:style-name="T12">"010"</text:span>, <text:span text:style-name="T12">"Ava"</text:span>, <text:span text:style-name="T12">"Skye"</text:span>, <text:span text:style-name="T12">"Byrne"</text:span>, <text:span text:style-name="T13">14</text:span>, <text:span text:style-name="T12">"45 Cedar Park"</text:span>, <text:span text:style-name="T12">"Crumlin"</text:span>, <text:span text:style-name="T12">"Dublin"</text:span>, <text:span text:style-name="T13">12</text:span>, <text:span text:style-name="T12">"Dublin"</text:span>, <text:span text:style-name="T12">"2nd"</text:span>, </text:p>
      <text:p text:style-name="P7">[<text:span text:style-name="T12">"English"</text:span>, <text:span text:style-name="T12">"Maths"</text:span>], <text:span text:style-name="T12">"James Byrne"</text:span>, <text:span text:style-name="T12">"Helen Byrne"</text:span>, <text:span text:style-name="T12">"012345609"</text:span>, <text:span text:style-name="T12">"0871234509"</text:span>, </text:p>
      <text:p text:style-name="P7">{<text:span text:style-name="T12">"English"</text:span>: <text:span text:style-name="T13">88</text:span>, <text:span text:style-name="T12">"Maths"</text:span>: <text:span text:style-name="T13">65</text:span>})</text:p>
      <text:p text:style-name="P11"/>
      <text:p text:style-name="P7"><text:span text:style-name="T2">student11</text:span> <text:span text:style-name="T10">=</text:span> <text:span text:style-name="T11">Student</text:span>(<text:span text:style-name="T12">"011"</text:span>, <text:span text:style-name="T12">"Ethan"</text:span>, <text:span text:style-name="T12">"Max"</text:span>, <text:span text:style-name="T12">"O'Brien"</text:span>, <text:span text:style-name="T13">16</text:span>, <text:span text:style-name="T12">"67 Pine Street"</text:span>, <text:span text:style-name="T12">"Rathmines"</text:span>, <text:span text:style-name="T12">"Dublin"</text:span>, <text:span text:style-name="T13">6</text:span>, <text:span text:style-name="T12">"Dublin"</text:span>, <text:span text:style-name="T12">"4th"</text:span>, </text:p>
      <text:p text:style-name="P7">[<text:span text:style-name="T12">"English"</text:span>, <text:span text:style-name="T12">"History"</text:span>], <text:span text:style-name="T12">"Mary O'Brien"</text:span>, <text:span text:style-name="T12">"David O'Brien"</text:span>, <text:span text:style-name="T12">"012345610"</text:span>, <text:span text:style-name="T12">"0871234510"</text:span>, </text:p>
      <text:p text:style-name="P7">{<text:span text:style-name="T12">"English"</text:span>: <text:span text:style-name="T13">78</text:span>, <text:span text:style-name="T12">"History"</text:span>: <text:span text:style-name="T13">85</text:span>})</text:p>
      <text:p text:style-name="P11"/>
      <text:p text:style-name="P7"><text:span text:style-name="T2">student12</text:span> <text:span text:style-name="T10">=</text:span> <text:span text:style-name="T11">Student</text:span>(<text:span text:style-name="T12">"012"</text:span>, <text:span text:style-name="T12">"Sophia"</text:span>, <text:span text:style-name="T12">"Rose"</text:span>, <text:span text:style-name="T12">"Doyle"</text:span>, <text:span text:style-name="T13">15</text:span>, <text:span text:style-name="T12">"12 Willow Grove"</text:span>, <text:span text:style-name="T12">"Sandyford"</text:span>, <text:span text:style-name="T12">"Dublin"</text:span>, <text:span text:style-name="T13">18</text:span>, <text:span text:style-name="T12">"Dublin"</text:span>, <text:span text:style-name="T12">"5th"</text:span>, </text:p>
      <text:p text:style-name="P7">[<text:span text:style-name="T12">"History"</text:span>], <text:span text:style-name="T12">"Karen Doyle"</text:span>, <text:span text:style-name="T12">"Tom Doyle"</text:span>, <text:span text:style-name="T12">"012345611"</text:span>, <text:span text:style-name="T12">"0871234511"</text:span>, </text:p>
      <text:p text:style-name="P7">{<text:span text:style-name="T12">"History"</text:span>: <text:span text:style-name="T13">94</text:span>})</text:p>
      <text:p text:style-name="P11"/>
      <text:p text:style-name="P7"><text:span text:style-name="T2">student13</text:span> <text:span text:style-name="T10">=</text:span> <text:span text:style-name="T11">Student</text:span>(<text:span text:style-name="T12">"013"</text:span>, <text:span text:style-name="T12">"Daniel"</text:span>, <text:span text:style-name="T12">"Lee"</text:span>, <text:span text:style-name="T12">"Moore"</text:span>, <text:span text:style-name="T13">17</text:span>, <text:span text:style-name="T12">"33 Fir Street"</text:span>, <text:span text:style-name="T12">"Donnybrook"</text:span>, <text:span text:style-name="T12">"Dublin"</text:span>, <text:span text:style-name="T13">4</text:span>, <text:span text:style-name="T12">"Dublin"</text:span>, <text:span text:style-name="T12">"6th"</text:span>, </text:p>
      <text:p text:style-name="P7">[<text:span text:style-name="T12">"Maths"</text:span>, <text:span text:style-name="T12">"English"</text:span>], <text:span text:style-name="T12">"Claire Moore"</text:span>, <text:span text:style-name="T12">"Brendan Moore"</text:span>, <text:span text:style-name="T12">"012345612"</text:span>, <text:span text:style-name="T12">"0871234512"</text:span>, </text:p>
      <text:p text:style-name="P7">{<text:span text:style-name="T12">"Maths"</text:span>: <text:span text:style-name="T13">78</text:span>, <text:span text:style-name="T12">"English"</text:span>: <text:span text:style-name="T13">83</text:span>})</text:p>
      <text:p text:style-name="P11"/>
      <text:p text:style-name="P7"><text:span text:style-name="T2">student14</text:span> <text:span text:style-name="T10">=</text:span> <text:span text:style-name="T11">Student</text:span>(<text:span text:style-name="T12">"014"</text:span>, <text:span text:style-name="T12">"Grace"</text:span>, <text:span text:style-name="T12">"Lily"</text:span>, <text:span text:style-name="T12">"O'Connor"</text:span>, <text:span text:style-name="T13">13</text:span>, <text:span text:style-name="T12">"20 Ash Close"</text:span>, <text:span text:style-name="T12">"Drimnagh"</text:span>, <text:span text:style-name="T12">"Dublin"</text:span>, <text:span text:style-name="T13">12</text:span>, <text:span text:style-name="T12">"Dublin"</text:span>, <text:span text:style-name="T12">"1st"</text:span>, </text:p>
      <text:p text:style-name="P7">[<text:span text:style-name="T12">"English"</text:span>], <text:span text:style-name="T12">"Nora O'Connor"</text:span>, <text:span text:style-name="T12">"James O'Connor"</text:span>, <text:span text:style-name="T12">"012345613"</text:span>, <text:span text:style-name="T12">"0871234513"</text:span>, </text:p>
      <text:p text:style-name="P7">{<text:span text:style-name="T12">"English"</text:span>: <text:span text:style-name="T13">90</text:span>})</text:p>
      <text:p text:style-name="P11"/>
      <text:p text:style-name="P7"><text:span text:style-name="T2">student15</text:span> <text:span text:style-name="T10">=</text:span> <text:span text:style-name="T11">Student</text:span>(<text:span text:style-name="T12">"015"</text:span>, <text:span text:style-name="T12">"Ben"</text:span>, <text:span text:style-name="T12">"Alex"</text:span>, <text:span text:style-name="T12">"Ryan"</text:span>, <text:span text:style-name="T13">18</text:span>, <text:span text:style-name="T12">"54 Maple Avenue"</text:span>, <text:span text:style-name="T12">"Tallaght"</text:span>, <text:span text:style-name="T12">"Dublin"</text:span>, <text:span text:style-name="T13">24</text:span>, <text:span text:style-name="T12">"Dublin"</text:span>, <text:span text:style-name="T12">"6th"</text:span>, </text:p>
      <text:p text:style-name="P7">[<text:span text:style-name="T12">"Maths"</text:span>, <text:span text:style-name="T12">"History"</text:span>, <text:span text:style-name="T12">"English"</text:span>], <text:span text:style-name="T12">"Louise Ryan"</text:span>, <text:span text:style-name="T12">"Chris Ryan"</text:span>, <text:span text:style-name="T12">"012345614"</text:span>, <text:span text:style-name="T12">"0871234514"</text:span>, </text:p>
      <text:p text:style-name="P7">{<text:span text:style-name="T12">"Maths"</text:span>: <text:span text:style-name="T13">75</text:span>, <text:span text:style-name="T12">"History"</text:span>: <text:span text:style-name="T13">80</text:span>, <text:span text:style-name="T12">"English"</text:span>: <text:span text:style-name="T13">89</text:span>})</text:p>
      <text:p text:style-name="P11"/>
      <text:p text:style-name="P7"><text:soft-page-break/><text:span text:style-name="T2">student16</text:span> <text:span text:style-name="T10">=</text:span> <text:span text:style-name="T11">Student</text:span>(<text:span text:style-name="T12">"016"</text:span>, <text:span text:style-name="T12">"Ella"</text:span>, <text:span text:style-name="T12">"May"</text:span>, <text:span text:style-name="T12">"Smith"</text:span>, <text:span text:style-name="T13">14</text:span>, <text:span text:style-name="T12">"18 Cherry Court"</text:span>, <text:span text:style-name="T12">"Lucan"</text:span>, <text:span text:style-name="T12">"Dublin"</text:span>, <text:span text:style-name="T13">22</text:span>, <text:span text:style-name="T12">"Dublin"</text:span>, <text:span text:style-name="T12">"2nd"</text:span>, </text:p>
      <text:p text:style-name="P7">[<text:span text:style-name="T12">"History"</text:span>, <text:span text:style-name="T12">"English"</text:span>], <text:span text:style-name="T12">"Jenny Smith"</text:span>, <text:span text:style-name="T12">"Alan Smith"</text:span>, <text:span text:style-name="T12">"012345615"</text:span>, <text:span text:style-name="T12">"0871234515"</text:span>, </text:p>
      <text:p text:style-name="P7">{<text:span text:style-name="T12">"History"</text:span>: <text:span text:style-name="T13">85</text:span>, <text:span text:style-name="T12">"English"</text:span>: <text:span text:style-name="T13">82</text:span>})</text:p>
      <text:p text:style-name="P11"/>
      <text:p text:style-name="P7"><text:span text:style-name="T2">student17</text:span> <text:span text:style-name="T10">=</text:span> <text:span text:style-name="T11">Student</text:span>(<text:span text:style-name="T12">"017"</text:span>, <text:span text:style-name="T12">"James"</text:span>, <text:span text:style-name="T12">"Finn"</text:span>, <text:span text:style-name="T12">"Murray"</text:span>, <text:span text:style-name="T13">15</text:span>, <text:span text:style-name="T12">"72 Beech Drive"</text:span>, <text:span text:style-name="T12">"Rathfarnham"</text:span>, <text:span text:style-name="T12">"Dublin"</text:span>, <text:span text:style-name="T13">14</text:span>, <text:span text:style-name="T12">"Dublin"</text:span>, <text:span text:style-name="T12">"3rd"</text:span>, </text:p>
      <text:p text:style-name="P7">[<text:span text:style-name="T12">"Maths"</text:span>], <text:span text:style-name="T12">"Rachel Murray"</text:span>, <text:span text:style-name="T12">"Thomas Murray"</text:span>, <text:span text:style-name="T12">"012345616"</text:span>, <text:span text:style-name="T12">"0871234516"</text:span>, </text:p>
      <text:p text:style-name="P7">{<text:span text:style-name="T12">"Maths"</text:span>: <text:span text:style-name="T13">77</text:span>})</text:p>
      <text:p text:style-name="P11"/>
      <text:p text:style-name="P7"><text:span text:style-name="T2">student18</text:span> <text:span text:style-name="T10">=</text:span> <text:span text:style-name="T11">Student</text:span>(<text:span text:style-name="T12">"018"</text:span>, <text:span text:style-name="T12">"Chloe"</text:span>, <text:span text:style-name="T12">"Hope"</text:span>, <text:span text:style-name="T12">"Brady"</text:span>, <text:span text:style-name="T13">17</text:span>, <text:span text:style-name="T12">"36 Poplar Row"</text:span>, <text:span text:style-name="T12">"Terenure"</text:span>, <text:span text:style-name="T12">"Dublin"</text:span>, <text:span text:style-name="T13">6</text:span>, <text:span text:style-name="T12">"Dublin"</text:span>, <text:span text:style-name="T12">"5th"</text:span>, </text:p>
      <text:p text:style-name="P7">[<text:span text:style-name="T12">"English"</text:span>, <text:span text:style-name="T12">"Maths"</text:span>], <text:span text:style-name="T12">"Fiona Brady"</text:span>, <text:span text:style-name="T12">"Stephen Brady"</text:span>, <text:span text:style-name="T12">"012345617"</text:span>, <text:span text:style-name="T12">"0871234517"</text:span>, </text:p>
      <text:p text:style-name="P7">{<text:span text:style-name="T12">"English"</text:span>: <text:span text:style-name="T13">83</text:span>, <text:span text:style-name="T12">"Maths"</text:span>: <text:span text:style-name="T13">78</text:span>})</text:p>
      <text:p text:style-name="P11"/>
      <text:p text:style-name="P7"><text:span text:style-name="T2">student19</text:span> <text:span text:style-name="T10">=</text:span> <text:span text:style-name="T11">Student</text:span>(<text:span text:style-name="T12">"019"</text:span>, <text:span text:style-name="T12">"Ryan"</text:span>, <text:span text:style-name="T12">"Liam"</text:span>, <text:span text:style-name="T12">"Kavanagh"</text:span>, <text:span text:style-name="T13">16</text:span>, <text:span text:style-name="T12">"90 Spruce Hill"</text:span>, <text:span text:style-name="T12">"Clondalkin"</text:span>, <text:span text:style-name="T12">"Dublin"</text:span>, <text:span text:style-name="T13">22</text:span>, <text:span text:style-name="T12">"Dublin"</text:span>, <text:span text:style-name="T12">"4th"</text:span>, </text:p>
      <text:p text:style-name="P7">[<text:span text:style-name="T12">"History"</text:span>, <text:span text:style-name="T12">"English"</text:span>, <text:span text:style-name="T12">"Maths"</text:span>], <text:span text:style-name="T12">"Donna Kavanagh"</text:span>, <text:span text:style-name="T12">"Greg Kavanagh"</text:span>, <text:span text:style-name="T12">"012345618"</text:span>, <text:span text:style-name="T12">"0871234518"</text:span>, </text:p>
      <text:p text:style-name="P7">{<text:span text:style-name="T12">"History"</text:span>: <text:span text:style-name="T13">80</text:span>, <text:span text:style-name="T12">"English"</text:span>: <text:span text:style-name="T13">86</text:span>, <text:span text:style-name="T12">"Maths"</text:span>: <text:span text:style-name="T13">77</text:span>})</text:p>
      <text:p text:style-name="P11"/>
      <text:p text:style-name="P7"><text:span text:style-name="T2">student20</text:span> <text:span text:style-name="T10">=</text:span> <text:span text:style-name="T11">Student</text:span>(<text:span text:style-name="T12">"020"</text:span>, <text:span text:style-name="T12">"Zoe"</text:span>, <text:span text:style-name="T12">"Anne"</text:span>, <text:span text:style-name="T12">"Nolan"</text:span>, <text:span text:style-name="T13">15</text:span>, <text:span text:style-name="T12">"7 Holly Way"</text:span>, <text:span text:style-name="T12">"Portobello"</text:span>, <text:span text:style-name="T12">"Dublin"</text:span>, <text:span text:style-name="T13">8</text:span>, <text:span text:style-name="T12">"Dublin"</text:span>, <text:span text:style-name="T12">"3rd"</text:span>, </text:p>
      <text:p text:style-name="P7">[<text:span text:style-name="T12">"History"</text:span>], <text:span text:style-name="T12">"Aisling Nolan"</text:span>, <text:span text:style-name="T12">"Brian Nolan"</text:span>, <text:span text:style-name="T12">"012345619"</text:span>, <text:span text:style-name="T12">"0871234519"</text:span>, </text:p>
      <text:p text:style-name="P7">{<text:span text:style-name="T12">"History"</text:span>: <text:span text:style-name="T13">90</text:span>})</text:p>
      <text:p text:style-name="P12"/>
      <text:p text:style-name="P7"><text:span text:style-name="T2">students</text:span> <text:span text:style-name="T10">=</text:span> [<text:span text:style-name="T2">student1</text:span>, <text:span text:style-name="T2">student2</text:span>, <text:span text:style-name="T2">student3</text:span>, <text:span text:style-name="T2">student4</text:span>, <text:span text:style-name="T2">student5</text:span>,<text:span text:style-name="T2">student6</text:span>, <text:span text:style-name="T2">student7</text:span>, <text:span text:style-name="T2">student8</text:span>, <text:span text:style-name="T2">student9</text:span>, <text:span text:style-name="T2">student10</text:span>, <text:span text:style-name="T2">student11</text:span>, <text:span text:style-name="T2">student12</text:span>, <text:span text:style-name="T2">student13</text:span>, <text:span text:style-name="T2">student14</text:span>, <text:span text:style-name="T2">student15</text:span>, <text:span text:style-name="T2">student16</text:span>, <text:span text:style-name="T2">student17</text:span>, <text:span text:style-name="T2">student18</text:span>, <text:span text:style-name="T2">student19</text:span>, <text:span text:style-name="T2">student20</text:span>]</text:p>
      <text:p text:style-name="P11"/>
      <text:p text:style-name="P7"><text:span text:style-name="T8">print</text:span>(<text:span text:style-name="T2">student1</text:span>.<text:span text:style-name="T8">calculate_overall_average</text:span>())</text:p>
      <text:p text:style-name="P7"><text:span text:style-name="T2">student1</text:span>.<text:span text:style-name="T8">add_grade</text:span>(<text:span text:style-name="T12">"English"</text:span>, <text:span text:style-name="T12">"75"</text:span>)</text:p>
      <text:p text:style-name="P7"><text:span text:style-name="T8">print</text:span>(<text:span text:style-name="T2">student1</text:span>.<text:span text:style-name="T8">calculate_overall_average</text:span>())</text:p>
      <text:p text:style-name="P13"/>
      <text:p text:style-name="P25"/>
      <text:p text:style-name="P25"/>
      <text:p text:style-name="P31">Class – School</text:p>
      <text:p text:style-name="P31"/>
      <text:p text:style-name="P31">Attributes – self, name, address, telephonenumber, subjects</text:p>
      <text:p text:style-name="P31"/>
      <text:p text:style-name="P31">Methods – remove_student, find_student_by_id, find_students_by_name, list_student_by_subject, list_students_by_year, get_average_grade</text:p>
      <text:p text:style-name="P31"/>
      <text:p text:style-name="P31">#update</text:p>
      <text:p text:style-name="P31">update_school_name</text:p>
      <text:p text:style-name="P31">update_school_address</text:p>
      <text:p text:style-name="P31">update_school_year</text:p>
      <text:p text:style-name="P31">update_school_telephone</text:p>
      <text:p text:style-name="P31">update_school_subjects</text:p>
      <text:p text:style-name="P31">add_subject</text:p>
      <text:p text:style-name="P32"><text:soft-page-break/>remove_subject</text:p>
      <text:p text:style-name="P32"/>
      <text:p text:style-name="P32"><text:span text:style-name="T14">Test suite for School</text:span></text:p>
      <text:p text:style-name="P32"/>
      <text:p text:style-name="P32"><text:span text:style-name="T14"># 1 school</text:span></text:p>
      <text:p text:style-name="P32"/>
      <text:p text:style-name="P10"><text:span text:style-name="T2">school1</text:span> <text:span text:style-name="T10">=</text:span> <text:span text:style-name="T11">School</text:span>(<text:span text:style-name="T12">"Dublin High School"</text:span>, <text:span text:style-name="T12">"123 School St, Dublin"</text:span>, <text:span text:style-name="T12">"01-2345678"</text:span>, [<text:span text:style-name="T12">"English"</text:span>, <text:span text:style-name="T12">"Maths"</text:span>, <text:span text:style-name="T12">"History"</text:span>])</text:p>
      <text:p text:style-name="P11"/>
      <text:p text:style-name="P7"><text:span text:style-name="T15">for</text:span> <text:span text:style-name="T2">student</text:span> <text:span text:style-name="T15">in</text:span> <text:span text:style-name="T2">students</text:span>:</text:p>
      <text:p text:style-name="P7"><text:span text:style-name="T2">school1</text:span>.<text:span text:style-name="T8">register_student</text:span>(<text:span text:style-name="T2">student</text:span>)</text:p>
      <text:p text:style-name="P11"/>
      <text:p text:style-name="P14"># for student in school1.get_all_students():</text:p>
      <text:p text:style-name="P14"># print(student.get_summary_student_data())</text:p>
      <text:p text:style-name="P11"/>
      <text:p text:style-name="P14">#print(school1.get_all_students())</text:p>
      <text:p text:style-name="P7"><text:span text:style-name="T8">print</text:span>(<text:span text:style-name="T2">school1</text:span>.<text:span text:style-name="T8">get_student_by_id</text:span>(<text:span text:style-name="T12">"015"</text:span>))</text:p>
      <text:p text:style-name="P7"><text:span text:style-name="T2">school1</text:span>.<text:span text:style-name="T8">remove_student</text:span>(<text:span text:style-name="T12">"019"</text:span>)</text:p>
      <text:p text:style-name="P7"><text:span text:style-name="T8">print</text:span>(<text:span text:style-name="T2">school1</text:span>.<text:span text:style-name="T8">find_student_by_id</text:span>(<text:span text:style-name="T12">"018"</text:span>))</text:p>
      <text:p text:style-name="P7"><text:span text:style-name="T8">print</text:span>(<text:span text:style-name="T2">school1</text:span>.<text:span text:style-name="T8">find_students_by_name</text:span>(<text:span text:style-name="T2">first_name</text:span><text:span text:style-name="T10">=</text:span><text:span text:style-name="T12">"Ryan"</text:span>, <text:span text:style-name="T2">last_name</text:span><text:span text:style-name="T10">=</text:span><text:span text:style-name="T12">"Kavanagh"</text:span>))</text:p>
      <text:p text:style-name="P7"><text:span text:style-name="T8">print</text:span>(<text:span text:style-name="T2">school1</text:span>.<text:span text:style-name="T8">list_students_by_subject</text:span>(<text:span text:style-name="T12">"English"</text:span>))</text:p>
      <text:p text:style-name="P7"><text:span text:style-name="T8">print</text:span>(<text:span text:style-name="T2">school1</text:span>.<text:span text:style-name="T8">list_students_by_year</text:span>(<text:span text:style-name="T12">"3rd"</text:span>))</text:p>
      <text:p text:style-name="P11"/>
      <text:p text:style-name="P14">#print(school1)</text:p>
      <text:p text:style-name="P11"/>
      <text:p text:style-name="P7"><text:span text:style-name="T2">school1</text:span>.<text:span text:style-name="T8">update_school_name</text:span>(<text:span text:style-name="T12">"Dublin Low School"</text:span>)</text:p>
      <text:p text:style-name="P7"><text:span text:style-name="T2">school1</text:span>.<text:span text:style-name="T8">update_school_address</text:span>(<text:span text:style-name="T12">"456 School St, Dublin"</text:span>)</text:p>
      <text:p text:style-name="P7"><text:span text:style-name="T2">school1</text:span>.<text:span text:style-name="T8">update_school_year</text:span>(<text:span text:style-name="T12">"1984"</text:span>)</text:p>
      <text:p text:style-name="P7"><text:span text:style-name="T2">school1</text:span>.<text:span text:style-name="T8">update_school_telephone</text:span>(<text:span text:style-name="T12">"012980884"</text:span>)</text:p>
      <text:p text:style-name="P7"><text:span text:style-name="T2">school1</text:span>.<text:span text:style-name="T8">update_school_subjects</text:span>([<text:span text:style-name="T12">"English"</text:span>, <text:span text:style-name="T12">"Maths"</text:span>, <text:span text:style-name="T12">"History"</text:span>])</text:p>
      <text:p text:style-name="P7"><text:span text:style-name="T2">school1</text:span>.<text:span text:style-name="T8">add_subject</text:span>(<text:span text:style-name="T12">"Biology"</text:span>)</text:p>
      <text:p text:style-name="P7"><text:span text:style-name="T2">school1</text:span>.<text:span text:style-name="T8">remove_subject</text:span>(<text:span text:style-name="T12">"English"</text:span>)</text:p>
      <text:p text:style-name="P10"/>
      <text:p text:style-name="P7"/>
      <text:p text:style-name="P7"/>
      <text:p text:style-name="P7"/>
      <text:h text:style-name="P1" text:outline-level="3"><text:span text:style-name="T16">Meaningful use of Inheritance here</text:span></text:h>
      <text:h text:style-name="P2" text:outline-level="3">Roles to Derive from <text:span text:style-name="Source_20_Text">Person</text:span>:</text:h>
      <text:h text:style-name="P4" text:outline-level="4"><text:span text:style-name="T19">1. </text:span><text:span text:style-name="Strong_20_Emphasis"><text:span text:style-name="T19">Teacher</text:span></text:span></text:h>
      <text:list text:style-name="L2">
        <text:list-header>
          <text:p text:style-name="P37">Specializes in subjects</text:p>
        </text:list-header>
        <text:list-item>
          <text:p text:style-name="P38">May be assigned to classes</text:p>
        </text:list-item>
        <text:list-item>
          <text:p text:style-name="P23"><text:span text:style-name="T19">Could have </text:span><text:span text:style-name="Source_20_Text"><text:span text:style-name="T19">grade_student()</text:span></text:span><text:span text:style-name="T19"> or </text:span><text:span text:style-name="Source_20_Text"><text:span text:style-name="T19">assign_homework()</text:span></text:span><text:span text:style-name="T19"> methods</text:span></text:p>
        </text:list-item>
      </text:list>
      <text:h text:style-name="P5" text:outline-level="4"><text:span text:style-name="T19">2. </text:span><text:span text:style-name="Strong_20_Emphasis"><text:span text:style-name="T19">Principal</text:span></text:span></text:h>
      <text:list text:style-name="L3">
        <text:list-item>
          <text:p text:style-name="P39">Administrative authority</text:p>
        </text:list-item>
        <text:list-item>
          <text:p text:style-name="P39">May manage staff or policy</text:p>
        </text:list-item>
        <text:list-item>
          <text:p text:style-name="P24"><text:span text:style-name="T19">Could have methods like </text:span><text:span text:style-name="Source_20_Text"><text:span text:style-name="T19">expel_student()</text:span></text:span><text:span text:style-name="T19">, </text:span><text:span text:style-name="Source_20_Text"><text:span text:style-name="T19">assign_teacher()</text:span></text:span></text:p>
        </text:list-item>
      </text:list>
      <text:h text:style-name="P5" text:outline-level="4"><text:span text:style-name="T19">3. </text:span><text:span text:style-name="Strong_20_Emphasis"><text:span text:style-name="T19">Administrator / OfficeStaff</text:span></text:span></text:h>
      <text:list text:style-name="L4">
        <text:list-item>
          <text:p text:style-name="P40">Manages scheduling, admissions, etc.</text:p>
        </text:list-item>
        <text:list-item>
          <text:p text:style-name="P40">Handles registration, contact records, etc.</text:p>
        </text:list-item>
      </text:list>
      <text:h text:style-name="P5" text:outline-level="4"><text:span text:style-name="T19">4. </text:span><text:span text:style-name="Strong_20_Emphasis"><text:span text:style-name="T19">Counselor / SupportStaff</text:span></text:span></text:h>
      <text:list text:style-name="L5">
        <text:list-item>
          <text:p text:style-name="P41">Works with students but not in teaching</text:p>
        </text:list-item>
        <text:list-item>
          <text:p text:style-name="P41">Could have logs, referrals, or session tracking</text:p>
        </text:list-item>
      </text:list>
      <text:p text:style-name="P42">5. Nurse</text:p>
      <text:p text:style-name="P35"/>
      <text:p text:style-name="P36"><text:span text:style-name="T17">Table:</text:span></text:p>
      <table:table table:name="Table1" table:style-name="Table1">
        <table:table-column table:style-name="Table1.A"/>
        <table:table-column table:style-name="Table1.B"/>
        <table:table-column table:style-name="Table1.C"/>
        <table:table-row>
          <table:table-cell table:style-name="Table1.A1" office:value-type="string">
            <text:p text:style-name="P15">ClassName</text:p>
          </table:table-cell>
          <table:table-cell table:style-name="Table1.A1" office:value-type="string">
            <text:p text:style-name="P15">Attributes</text:p>
          </table:table-cell>
          <table:table-cell table:style-name="Table1.A1" office:value-type="string">
            <text:p text:style-name="P15">Methods</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 office:value-type="string">
            <text:p text:style-name="P15">Employee</text:p>
          </table:table-cell>
          <table:table-cell table:style-name="Table1.A1" office:value-type="string">
            <text:list text:style-name="L1">
              <text:list-item>
                <text:p text:style-name="P22"><text:span text:style-name="Source_20_Text"><text:span text:style-name="T4">first_name</text:span></text:span></text:p>
              </text:list-item>
              <text:list-item>
                <text:p text:style-name="P22"><text:span text:style-name="Source_20_Text"><text:span text:style-name="T4">last_name</text:span></text:span></text:p>
              </text:list-item>
              <text:list-item>
                <text:p text:style-name="P22"><text:span text:style-name="Source_20_Text"><text:span text:style-name="T4">date_of_birth</text:span></text:span></text:p>
              </text:list-item>
              <text:list-item>
                <text:p text:style-name="P22"><text:span text:style-name="Source_20_Text"><text:span text:style-name="T4">address</text:span></text:span></text:p>
              </text:list-item>
              <text:list-item>
                <text:p text:style-name="P22"><text:span text:style-name="Source_20_Text"><text:span text:style-name="T4">contact_number</text:span></text:span></text:p>
              </text:list-item>
              <text:list-item>
                <text:p text:style-name="P22"><text:span text:style-name="Source_20_Text"><text:span text:style-name="T4">email</text:span></text:span></text:p>
              </text:list-item>
              <text:list-item>
                <text:p text:style-name="P22"><text:span text:style-name="Source_20_Text"><text:span text:style-name="T4">start_dat</text:span></text:span><text:span text:style-name="Source_20_Text"><text:span text:style-name="T5">e</text:span></text:span></text:p>
              </text:list-item>
            </text:list>
          </table:table-cell>
          <table:table-cell table:style-name="Table1.A1" office:value-type="string">
            <text:list text:continue-numbering="true" text:style-name="L1">
              <text:list-item>
                <text:p text:style-name="P22"><text:span text:style-name="Source_20_Text"><text:span text:style-name="T4">get_full_name()</text:span></text:span></text:p>
              </text:list-item>
              <text:list-item>
                <text:p text:style-name="P22"><text:span text:style-name="Source_20_Text"><text:span text:style-name="T4">get_contact_info()</text:span></text:span></text:p>
              </text:list-item>
              <text:list-item>
                <text:p text:style-name="P22"><text:span text:style-name="Source_20_Text"><text:span text:style-name="T4">years_of_service()</text:span></text:span></text:p>
              </text:list-item>
              <text:list-item>
                <text:p text:style-name="P22"><text:span text:style-name="Source_20_Text"><text:span text:style-name="T4">__str__()</text:span></text:span></text:p>
                <text:p text:style-name="P16"/>
              </text:list-item>
            </text:list>
          </table:table-cell>
        </table:table-row>
        <table:table-row>
          <table:table-cell table:style-name="Table1.A1" office:value-type="string">
            <text:p text:style-name="P15">Teacher</text:p>
          </table:table-cell>
          <table:table-cell table:style-name="Table1.A1" office:value-type="string">
            <text:list text:continue-numbering="true" text:style-name="L1">
              <text:list-item>
                <text:p text:style-name="P22"><text:span text:style-name="Source_20_Text"><text:span text:style-name="T4">employee_id</text:span></text:span></text:p>
              </text:list-item>
              <text:list-item>
                <text:p text:style-name="P22"><text:span text:style-name="Source_20_Text"><text:span text:style-name="T4">subjects_taught</text:span></text:span><text:span text:style-name="T4"> (e.g., <text:line-break/></text:span><text:span text:style-name="Source_20_Text"><text:span text:style-name="T4">["Math", "English"]</text:span></text:span><text:span text:style-name="T4">)</text:span></text:p>
              </text:list-item>
              <text:list-item>
                <text:p text:style-name="P22"><text:span text:style-name="Source_20_Text"><text:span text:style-name="T4">classroom_number</text:span></text:span></text:p>
              </text:list-item>
              <text:list-item>
                <text:p text:style-name="P22"><text:span text:style-name="Source_20_Text"><text:span text:style-name="T4">school_years</text:span></text:span><text:span text:style-name="T4"> (e.g., </text:span><text:span text:style-name="Source_20_Text"><text:span text:style-name="T4">["4th", <text:s/>"5th", "6th"]</text:span></text:span><text:span text:style-name="T4">)</text:span></text:p>
              </text:list-item>
            </text:list>
          </table:table-cell>
          <table:table-cell table:style-name="Table1.A1" office:value-type="string">
            <text:list text:continue-numbering="true" text:style-name="L1">
              <text:list-item>
                <text:p text:style-name="P22"><text:span text:style-name="Source_20_Text"><text:span text:style-name="T4">assign_grade(student, subject, grade)</text:span></text:span></text:p>
              </text:list-item>
              <text:list-item>
                <text:p text:style-name="P22"><text:span text:style-name="Source_20_Text"><text:span text:style-name="T4">get_teaching_schedule()</text:span></text:span></text:p>
              </text:list-item>
              <text:list-item>
                <text:p text:style-name="P22"><text:span text:style-name="Source_20_Text"><text:span text:style-name="T4">get_subjects()</text:span></text:span></text:p>
              </text:list-item>
            </text:list>
            <text:p text:style-name="P17"/>
          </table:table-cell>
        </table:table-row>
        <table:table-row>
          <table:table-cell table:style-name="Table1.A1" office:value-type="string">
            <text:p text:style-name="P15">Principal</text:p>
          </table:table-cell>
          <table:table-cell table:style-name="Table1.A1" office:value-type="string">
            <text:list text:continue-numbering="true" text:style-name="L1">
              <text:list-item>
                <text:p text:style-name="P22"><text:span text:style-name="Source_20_Text"><text:span text:style-name="T4">office_number</text:span></text:span></text:p>
              </text:list-item>
              <text:list-item>
                <text:p text:style-name="P22"><text:span text:style-name="Source_20_Text"><text:span text:style-name="T4">years_as_principal</text:span></text:span></text:p>
              </text:list-item>
              <text:list-item>
                <text:p text:style-name="P22"><text:span text:style-name="Source_20_Text"><text:span text:style-name="T4">supervised_departments</text:span></text:span><text:span text:style-name="T4"> <text:line-break/>(e.g., </text:span><text:span text:style-name="Source_20_Text"><text:span text:style-name="T4">["Admin", "Academics"]</text:span></text:span><text:span text:style-name="T4">)</text:span></text:p>
              </text:list-item>
            </text:list>
            <text:p text:style-name="P17"/>
          </table:table-cell>
          <table:table-cell table:style-name="Table1.A1" office:value-type="string">
            <text:list text:continue-numbering="true" text:style-name="L1">
              <text:list-item>
                <text:p text:style-name="P22"><text:span text:style-name="Source_20_Text"><text:span text:style-name="T4">evaluate_teacher(teacher)</text:span></text:span></text:p>
              </text:list-item>
              <text:list-item>
                <text:p text:style-name="P22"><text:span text:style-name="Source_20_Text"><text:span text:style-name="T4">make_announcement(message)</text:span></text:span></text:p>
              </text:list-item>
              <text:list-item>
                <text:p text:style-name="P22"><text:span text:style-name="Source_20_Text"><text:span text:style-name="T4">get_school_summary()</text:span></text:span></text:p>
                <text:p text:style-name="P16"/>
              </text:list-item>
            </text:list>
          </table:table-cell>
        </table:table-row>
        <table:table-row>
          <table:table-cell table:style-name="Table1.A1" office:value-type="string">
            <text:p text:style-name="P15">Nurse</text:p>
          </table:table-cell>
          <table:table-cell table:style-name="Table1.A1" office:value-type="string">
            <text:list text:continue-numbering="true" text:style-name="L1">
              <text:list-item>
                <text:p text:style-name="P22"><text:span text:style-name="Source_20_Text"><text:span text:style-name="T4">medical_license_number</text:span></text:span></text:p>
              </text:list-item>
              <text:list-item>
                <text:p text:style-name="P22"><text:span text:style-name="Source_20_Text"><text:span text:style-name="T4">office_location</text:span></text:span></text:p>
              </text:list-item>
              <text:list-item>
                <text:p text:style-name="P22"><text:span text:style-name="Source_20_Text"><text:span text:style-name="T4">emergency_contact_list</text:span></text:span></text:p>
                <text:p text:style-name="P16"/>
              </text:list-item>
            </text:list>
          </table:table-cell>
          <table:table-cell table:style-name="Table1.A1" office:value-type="string">
            <text:list text:continue-numbering="true" text:style-name="L1">
              <text:list-item>
                <text:p text:style-name="P22"><text:span text:style-name="Source_20_Text"><text:span text:style-name="T4">record_incident(student, description)</text:span></text:span></text:p>
              </text:list-item>
              <text:list-item>
                <text:p text:style-name="P22"><text:span text:style-name="Source_20_Text"><text:span text:style-name="T4">get_medical_summary(student)</text:span></text:span></text:p>
              </text:list-item>
              <text:list-item>
                <text:p text:style-name="P22"><text:span text:style-name="Source_20_Text"><text:span text:style-name="T4">alert_guardians(student)</text:span></text:span></text:p>
                <text:p text:style-name="P16"/>
              </text:list-item>
            </text:list>
          </table:table-cell>
        </table:table-row>
        <table:table-row>
          <table:table-cell table:style-name="Table1.A1" office:value-type="string">
            <text:p text:style-name="P15">Administrator</text:p>
          </table:table-cell>
          <table:table-cell table:style-name="Table1.A1" office:value-type="string">
            <text:list text:continue-numbering="true" text:style-name="L1">
              <text:list-item>
                <text:p text:style-name="P22"><text:span text:style-name="Source_20_Text"><text:span text:style-name="T4">department</text:span></text:span><text:span text:style-name="T4"> (e.g., "Admissions", "Finance")</text:span></text:p>
              </text:list-item>
              <text:list-item>
                <text:p text:style-name="P22"><text:span text:style-name="Source_20_Text"><text:span text:style-name="T4">office_hours</text:span></text:span></text:p>
              </text:list-item>
              <text:list-item>
                <text:p text:style-name="P22"><text:span text:style-name="Source_20_Text"><text:span text:style-name="T4">responsibilities</text:span></text:span><text:span text:style-name="T4"> (list of tasks or roles)</text:span></text:p>
                <text:p text:style-name="P16"/>
              </text:list-item>
            </text:list>
          </table:table-cell>
          <table:table-cell table:style-name="Table1.A1" office:value-type="string">
            <text:list text:continue-numbering="true" text:style-name="L1">
              <text:list-item>
                <text:p text:style-name="P22"><text:span text:style-name="Source_20_Text"><text:span text:style-name="T4">process_enrollment(student)</text:span></text:span></text:p>
              </text:list-item>
              <text:list-item>
                <text:p text:style-name="P22"><text:span text:style-name="Source_20_Text"><text:span text:style-name="T4">schedule_meeting(person)</text:span></text:span></text:p>
              </text:list-item>
              <text:list-item>
                <text:p text:style-name="P22"><text:span text:style-name="Source_20_Text"><text:span text:style-name="T4">generate_report(report_type)</text:span></text:span></text:p>
                <text:p text:style-name="P16"/>
              </text:list-item>
            </text:list>
          </table:table-cell>
        </table:table-row>
        <table:table-row>
          <table:table-cell table:style-name="Table1.A1" office:value-type="string">
            <text:p text:style-name="P15">Coucellor</text:p>
          </table:table-cell>
          <table:table-cell table:style-name="Table1.A1" office:value-type="string">
            <text:list text:continue-numbering="true" text:style-name="L1">
              <text:list-item>
                <text:p text:style-name="P22"><text:span text:style-name="Source_20_Text"><text:span text:style-name="T4">certification_id</text:span></text:span></text:p>
              </text:list-item>
              <text:list-item>
                <text:p text:style-name="P22"><text:span text:style-name="Source_20_Text"><text:span text:style-name="T4">specializations</text:span></text:span><text:span text:style-name="T4"> (e.g., "Academic", "Behavioral")</text:span></text:p>
              </text:list-item>
              <text:list-item>
                <text:p text:style-name="P22"><text:span text:style-name="Source_20_Text"><text:span text:style-name="T4">student_list</text:span></text:span><text:span text:style-name="T4"> (students assigned)</text:span></text:p>
                <text:p text:style-name="P21"/>
              </text:list-item>
            </text:list>
          </table:table-cell>
          <table:table-cell table:style-name="Table1.A1" office:value-type="string">
            <text:list text:continue-numbering="true" text:style-name="L1">
              <text:list-item>
                <text:p text:style-name="P22"><text:span text:style-name="Source_20_Text"><text:span text:style-name="T4">schedule_session(student)</text:span></text:span></text:p>
              </text:list-item>
              <text:list-item>
                <text:p text:style-name="P22"><text:span text:style-name="Source_20_Text"><text:span text:style-name="T4">log_session_notes(student, notes)</text:span></text:span></text:p>
              </text:list-item>
              <text:list-item>
                <text:p text:style-name="P22"><text:span text:style-name="Source_20_Text"><text:span text:style-name="T4">recommend_course(student)</text:span></text:span></text:p>
                <text:p text:style-name="P21"/>
              </text:list-item>
            </text:list>
          </table:table-cell>
        </table:table-row>
      </table:table>
      <text:p text:style-name="P36"/>
      <text:p text:style-name="Text_20_body"><text:soft-page-break/><text:span text:style-name="Strong_20_Emphasis"><text:span text:style-name="T6">Gradebook Class </text:span></text:span></text:p>
      <text:p text:style-name="Text_20_body"><text:span text:style-name="T6">The </text:span><text:span text:style-name="Source_20_Text"><text:span text:style-name="T6">Gradebook</text:span></text:span><text:span text:style-name="T6"> class handle</text:span><text:span text:style-name="T7">s</text:span><text:span text:style-name="T6"> all data interactions, including importing and saving data. This keeps the data operations centralized. Here's where each type of function would go:</text:span></text:p>
      <text:p text:style-name="Text_20_body"><text:span text:style-name="Strong_20_Emphasis"><text:span text:style-name="T6">Loading Functions</text:span></text:span></text:p>
      <text:list text:style-name="L53">
        <text:list-item>
          <text:p text:style-name="P43"><text:span text:style-name="Strong_20_Emphasis"><text:span text:style-name="Source_20_Text"><text:span text:style-name="T6">load_students_from_csv(file_path)</text:span></text:span></text:span><text:span text:style-name="T6"><text:line-break/>This function loads the student data from a CSV file. It read</text:span><text:span text:style-name="T7">s</text:span><text:span text:style-name="T6"> the student file and create</text:span><text:span text:style-name="T7">s</text:span><text:span text:style-name="T6"> </text:span><text:span text:style-name="Source_20_Text"><text:span text:style-name="T6">Student</text:span></text:span><text:span text:style-name="T6"> objects for each entry. This could be the first step of loading data before subject-specific grades are loaded.</text:span></text:p>
        </text:list-item>
        <text:list-item>
          <text:p text:style-name="P43"><text:span text:style-name="Strong_20_Emphasis"><text:span text:style-name="Source_20_Text"><text:span text:style-name="T6">load_grades_from_csv(file_path, subject)</text:span></text:span></text:span><text:span text:style-name="T6"><text:line-break/>This is where you would load the grades for each subject (Maths, English, History). Each of these functions would read the respective CSV file (for each subject) and update the grades in your students’ data.</text:span></text:p>
          <text:list>
            <text:list-item>
              <text:p text:style-name="P43"><text:span text:style-name="Source_20_Text"><text:span text:style-name="T6">load_maths_grades_from_csv(file_path)</text:span></text:span></text:p>
            </text:list-item>
            <text:list-item>
              <text:p text:style-name="P43"><text:span text:style-name="Source_20_Text"><text:span text:style-name="T6">load_english_grades_from_csv(file_path)</text:span></text:span></text:p>
            </text:list-item>
            <text:list-item>
              <text:p text:style-name="P43"><text:span text:style-name="Source_20_Text"><text:span text:style-name="T6">load_history_grades_from_csv(file_path)</text:span></text:span></text:p>
            </text:list-item>
          </text:list>
        </text:list-item>
        <text:list-item>
          <text:p text:style-name="P43"><text:span text:style-name="Strong_20_Emphasis"><text:span text:style-name="Source_20_Text"><text:span text:style-name="T6">load_all_data_from_csv()</text:span></text:span></text:span><text:span text:style-name="T6"><text:line-break/>This is a higher-level function that loads all the student data, and the grades for each subject (Maths, English, History). It will use the above loading functions in sequence:</text:span></text:p>
          <text:list>
            <text:list-item>
              <text:p text:style-name="P43"><text:span text:style-name="Source_20_Text"><text:span text:style-name="T6">load_students_from_csv(file_path)</text:span></text:span></text:p>
            </text:list-item>
            <text:list-item>
              <text:p text:style-name="P43"><text:span text:style-name="Source_20_Text"><text:span text:style-name="T6">load_maths_grades_from_csv(file_path)</text:span></text:span></text:p>
            </text:list-item>
            <text:list-item>
              <text:p text:style-name="P43"><text:span text:style-name="Source_20_Text"><text:span text:style-name="T6">load_english_grades_from_csv(file_path)</text:span></text:span></text:p>
            </text:list-item>
            <text:list-item>
              <text:p text:style-name="P43"><text:span text:style-name="Source_20_Text"><text:span text:style-name="T6">load_history_grades_from_csv(file_path)</text:span></text:span></text:p>
            </text:list-item>
          </text:list>
        </text:list-item>
      </text:list>
      <text:p text:style-name="Text_20_body"><text:span text:style-name="T6">These functions make the process of importing the CSV files and populating the </text:span><text:span text:style-name="Source_20_Text"><text:span text:style-name="T6">Gradebook</text:span></text:span><text:span text:style-name="T6"> very clear. It ensures that students and their grades are linked in one central location.</text:span></text:p>
      <text:p text:style-name="P19"/>
      <text:p text:style-name="Text_20_body"><text:span text:style-name="Strong_20_Emphasis"><text:span text:style-name="T6">Saving Functions</text:span></text:span></text:p>
      <text:list text:style-name="L54">
        <text:list-item>
          <text:p text:style-name="P44"><text:span text:style-name="Strong_20_Emphasis"><text:span text:style-name="Source_20_Text"><text:span text:style-name="T6">save_students_to_csv(file_path)</text:span></text:span></text:span><text:span text:style-name="T6"><text:line-break/>This function saves student data (e.g., student ID, name, address, etc.) back to a CSV file. This should be called when updates are made to student details.</text:span></text:p>
        </text:list-item>
        <text:list-item>
          <text:p text:style-name="P44"><text:span text:style-name="Strong_20_Emphasis"><text:span text:style-name="Source_20_Text"><text:span text:style-name="T6">save_grades_to_csv(file_path, subject)</text:span></text:span></text:span><text:span text:style-name="T6"><text:line-break/>Similar to loading the grades, you should have separate functions to save the grades for each subject back to their respective CSV files. These will update the individual subject grades.</text:span></text:p>
          <text:list>
            <text:list-item>
              <text:p text:style-name="P44"><text:span text:style-name="Source_20_Text"><text:span text:style-name="T6">save_maths_grades_to_csv(file_path)</text:span></text:span></text:p>
            </text:list-item>
            <text:list-item>
              <text:p text:style-name="P44"><text:soft-page-break/><text:span text:style-name="Source_20_Text"><text:span text:style-name="T6">save_english_grades_to_csv(file_path)</text:span></text:span></text:p>
            </text:list-item>
            <text:list-item>
              <text:p text:style-name="P44"><text:span text:style-name="Source_20_Text"><text:span text:style-name="T6">save_history_grades_to_csv(file_path)</text:span></text:span></text:p>
            </text:list-item>
          </text:list>
        </text:list-item>
        <text:list-item>
          <text:p text:style-name="P44"><text:span text:style-name="Strong_20_Emphasis"><text:span text:style-name="Source_20_Text"><text:span text:style-name="T6">save_all_data_to_csv()</text:span></text:span></text:span><text:span text:style-name="T6"><text:line-break/>This higher-level function saves all the data at once. It will call the individual save functions for students and grades, effectively exporting all data to the CSV files.</text:span></text:p>
          <text:list>
            <text:list-item>
              <text:p text:style-name="P44"><text:span text:style-name="Source_20_Text"><text:span text:style-name="T6">save_students_to_csv(file_path)</text:span></text:span></text:p>
            </text:list-item>
            <text:list-item>
              <text:p text:style-name="P44"><text:span text:style-name="Source_20_Text"><text:span text:style-name="T6">save_maths_grades_to_csv(file_path)</text:span></text:span></text:p>
            </text:list-item>
            <text:list-item>
              <text:p text:style-name="P44"><text:span text:style-name="Source_20_Text"><text:span text:style-name="T6">save_english_grades_to_csv(file_path)</text:span></text:span></text:p>
            </text:list-item>
            <text:list-item>
              <text:p text:style-name="P44"><text:span text:style-name="Source_20_Text"><text:span text:style-name="T6">save_history_grades_to_csv(file_path)</text:span></text:span></text:p>
            </text:list-item>
          </text:list>
        </text:list-item>
      </text:list>
      <text:p text:style-name="P19"/>
      <text:p text:style-name="Text_20_body"><text:span text:style-name="T6">B. </text:span><text:span text:style-name="Strong_20_Emphasis"><text:span text:style-name="T6">Overall File Setup Structure</text:span></text:span></text:p>
      <text:p text:style-name="P19">Here’s a breakdown of where the various methods would go in your structure:</text:p>
      <text:list text:style-name="L55">
        <text:list-item>
          <text:p text:style-name="P45"><text:span text:style-name="Strong_20_Emphasis"><text:span text:style-name="T6">Gradebook Class</text:span></text:span><text:span text:style-name="T6">: This class will be your main interface for managing grades and handling file I/O. It will have methods like:</text:span></text:p>
          <text:list>
            <text:list-item>
              <text:p text:style-name="P45"><text:span text:style-name="Source_20_Text"><text:span text:style-name="T6">load_students_from_csv()</text:span></text:span></text:p>
            </text:list-item>
            <text:list-item>
              <text:p text:style-name="P45"><text:span text:style-name="Source_20_Text"><text:span text:style-name="T6">load_maths_grades_from_csv()</text:span></text:span></text:p>
            </text:list-item>
            <text:list-item>
              <text:p text:style-name="P45"><text:span text:style-name="Source_20_Text"><text:span text:style-name="T6">load_english_grades_from_csv()</text:span></text:span></text:p>
            </text:list-item>
            <text:list-item>
              <text:p text:style-name="P45"><text:span text:style-name="Source_20_Text"><text:span text:style-name="T6">load_history_grades_from_csv()</text:span></text:span></text:p>
            </text:list-item>
            <text:list-item>
              <text:p text:style-name="P45"><text:span text:style-name="Source_20_Text"><text:span text:style-name="T6">load_all_data_from_csv()</text:span></text:span></text:p>
            </text:list-item>
            <text:list-item>
              <text:p text:style-name="P45"><text:span text:style-name="Source_20_Text"><text:span text:style-name="T6">save_students_to_csv()</text:span></text:span></text:p>
            </text:list-item>
            <text:list-item>
              <text:p text:style-name="P45"><text:span text:style-name="Source_20_Text"><text:span text:style-name="T6">save_maths_grades_to_csv()</text:span></text:span></text:p>
            </text:list-item>
            <text:list-item>
              <text:p text:style-name="P45"><text:span text:style-name="Source_20_Text"><text:span text:style-name="T6">save_english_grades_to_csv()</text:span></text:span></text:p>
            </text:list-item>
            <text:list-item>
              <text:p text:style-name="P45"><text:span text:style-name="Source_20_Text"><text:span text:style-name="T6">save_history_grades_to_csv()</text:span></text:span></text:p>
            </text:list-item>
            <text:list-item>
              <text:p text:style-name="P45"><text:span text:style-name="Source_20_Text"><text:span text:style-name="T6">save_all_data_to_csv()</text:span></text:span></text:p>
            </text:list-item>
          </text:list>
        </text:list-item>
        <text:list-item>
          <text:p text:style-name="P45"><text:span text:style-name="Strong_20_Emphasis"><text:span text:style-name="T6">Student Class</text:span></text:span><text:span text:style-name="T6">: Your </text:span><text:span text:style-name="Source_20_Text"><text:span text:style-name="T6">Student</text:span></text:span><text:span text:style-name="T6"> class will be responsible for holding data for individual students but won't be directly responsible for file I/O. It will have methods that can be used when interacting with the data loaded into the </text:span><text:span text:style-name="Source_20_Text"><text:span text:style-name="T6">Gradebook</text:span></text:span><text:span text:style-name="T6"> class (e.g., </text:span><text:span text:style-name="Source_20_Text"><text:span text:style-name="T6">get_summary_student_data()</text:span></text:span><text:span text:style-name="T6">).</text:span></text:p>
        </text:list-item>
      </text:list>
      <text:p text:style-name="P19"/>
      <text:p text:style-name="Text_20_body"><text:span text:style-name="T6">C. </text:span><text:span text:style-name="Strong_20_Emphasis"><text:span text:style-name="T6">Why This Setup?</text:span></text:span></text:p>
      <text:list text:style-name="L56">
        <text:list-item>
          <text:p text:style-name="P46"><text:span text:style-name="Strong_20_Emphasis"><text:span text:style-name="T6">Separation of Concerns</text:span></text:span><text:span text:style-name="T6">: By having the file handling in the </text:span><text:span text:style-name="Source_20_Text"><text:span text:style-name="T6">Gradebook</text:span></text:span><text:span text:style-name="T6"> class (or a similar class), you're centralizing the data import and export logic, keeping it </text:span><text:soft-page-break/><text:span text:style-name="T6">separate from the business logic of your </text:span><text:span text:style-name="Source_20_Text"><text:span text:style-name="T6">Student</text:span></text:span><text:span text:style-name="T6"> objects. This makes your code more modular and easier to maintain.</text:span></text:p>
        </text:list-item>
        <text:list-item>
          <text:p text:style-name="P46"><text:span text:style-name="Strong_20_Emphasis"><text:span text:style-name="T6">Efficiency</text:span></text:span><text:span text:style-name="T6">: Using functions like </text:span><text:span text:style-name="Source_20_Text"><text:span text:style-name="T6">load_all_data_from_csv()</text:span></text:span><text:span text:style-name="T6"> and </text:span><text:span text:style-name="Source_20_Text"><text:span text:style-name="T6">save_all_data_to_csv()</text:span></text:span><text:span text:style-name="T6"> ensures that you can load/save all necessary data at once, without needing to call each function individually every time.</text:span></text:p>
        </text:list-item>
        <text:list-item>
          <text:p text:style-name="P46"><text:span text:style-name="Strong_20_Emphasis"><text:span text:style-name="T6">Extensibility</text:span></text:span><text:span text:style-name="T6">: If you need to add more subjects in the future, you only need to update the </text:span><text:span text:style-name="Source_20_Text"><text:span text:style-name="T6">Gradebook</text:span></text:span><text:span text:style-name="T6"> class to handle additional files and data.</text:span></text:p>
        </text:list-item>
      </text:list>
      <text:p text:style-name="P19"/>
      <text:p text:style-name="Text_20_body"><text:span text:style-name="T6">📌 </text:span><text:span text:style-name="Strong_20_Emphasis"><text:span text:style-name="T6">Suggested Workflow for File Handling</text:span></text:span></text:p>
      <text:list text:style-name="L57">
        <text:list-item>
          <text:p text:style-name="P47"><text:span text:style-name="Strong_20_Emphasis"><text:span text:style-name="T6">Load all data</text:span></text:span><text:span text:style-name="T6"> (student info and grades) when the program starts:</text:span></text:p>
          <text:list>
            <text:list-item>
              <text:p text:style-name="P47"><text:span text:style-name="T6">Use </text:span><text:span text:style-name="Source_20_Text"><text:span text:style-name="T6">load_all_data_from_csv()</text:span></text:span><text:span text:style-name="T6"> to load all student data and grades for all subjects.</text:span></text:p>
            </text:list-item>
            <text:list-item>
              <text:p text:style-name="P47"><text:span text:style-name="T6">Once loaded, your </text:span><text:span text:style-name="Source_20_Text"><text:span text:style-name="T6">Gradebook</text:span></text:span><text:span text:style-name="T6"> class has all the information it needs to work with.</text:span></text:p>
            </text:list-item>
          </text:list>
        </text:list-item>
        <text:list-item>
          <text:p text:style-name="P47"><text:span text:style-name="Strong_20_Emphasis"><text:span text:style-name="T6">Modify student data or grades</text:span></text:span><text:span text:style-name="T6"> as necessary (either manually or through functions that calculate grades).</text:span></text:p>
        </text:list-item>
        <text:list-item>
          <text:p text:style-name="P47"><text:span text:style-name="Strong_20_Emphasis"><text:span text:style-name="T6">Save updated data</text:span></text:span><text:span text:style-name="T6"> when required:</text:span></text:p>
          <text:list>
            <text:list-item>
              <text:p text:style-name="P47"><text:span text:style-name="T6">Use </text:span><text:span text:style-name="Source_20_Text"><text:span text:style-name="T6">save_all_data_to_csv()</text:span></text:span><text:span text:style-name="T6"> to export the data back to the CSV files.</text:span></text:p>
            </text:list-item>
          </text:list>
        </text:list-item>
      </text:list>
      <text:p text:style-name="P19"/>
      <text:p text:style-name="P19"/>
      <text:p text:style-name="P19"/>
      <text:p text:style-name="P19"/>
      <text:h text:style-name="Heading_20_3" text:outline-level="3"><text:span text:style-name="Strong_20_Emphasis"/></text:h>
      <text:p text:style-name="Text_20_body"/>
      <text:p text:style-name="P7"/>
      <text:p text:style-name="P32"><text:s/></text:p>
      <text:p text:style-name="P18"><text:span text:style-name="T9"/></text:p>
      <text:p text:style-name="P20"><text:span text:style-name="T9"/></text:p>
      <text:p text:style-name="P18"><text:span text:style-name="T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ans" svg:font-family="'Ubuntu Sans'"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29T19:19:25.843141759</meta:creation-date>
    <dc:date>2025-04-29T23:44:57.667630053</dc:date>
    <meta:editing-duration>PT2H22M26S</meta:editing-duration>
    <meta:editing-cycles>6</meta:editing-cycles>
    <meta:generator>LibreOffice/24.2.7.2$Linux_X86_64 LibreOffice_project/420$Build-2</meta:generator>
    <meta:document-statistic meta:table-count="1" meta:image-count="0" meta:object-count="0" meta:page-count="9" meta:paragraph-count="272" meta:word-count="1638" meta:character-count="14176" meta:non-whitespace-character-count="12851"/>
  </office:meta>
</office:document-meta>
</file>